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9591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4827in"/>
    </style:style>
    <style:style style:name="co15" style:family="table-column">
      <style:table-column-properties fo:break-before="auto" style:column-width="1.1043in"/>
    </style:style>
    <style:style style:name="co16" style:family="table-column">
      <style:table-column-properties fo:break-before="auto" style:column-width="1.0728in"/>
    </style:style>
    <style:style style:name="co17" style:family="table-column">
      <style:table-column-properties fo:break-before="auto" style:column-width="1.000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3063in"/>
    </style:style>
    <style:style style:name="co20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45">
            <text:p>14.5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93">
            <text:p>19.3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55">
            <text:p>25.5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4361">
            <text:p>14361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4931">
            <text:p>14931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5037">
            <text:p>15037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2-07">
            <text:p>2021-02-07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89 - 1.11)">
            <text:p>(0.89 - 1.11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07">
            <text:p>1.07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6" table:number-columns-repeated="3" table:default-cell-style-name="Default"/>
        <table:table-column table:style-name="co14" table:number-columns-repeated="3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column table:style-name="co12" table:number-columns-repeated="3" table:default-cell-style-name="Default"/>
        <table:table-column table:style-name="co16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219.5">
            <text:p>219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116383881230117">
            <text:p>0.0116383881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4099984450362">
            <text:p>1.0409998445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310.125">
            <text:p>310.1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107302262819182">
            <text:p>0.0107302263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3778146198859">
            <text:p>1.03778146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34.375">
            <text:p>34.375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0.00112982744453574">
            <text:p>0.0011298274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1.00395689801558">
            <text:p>1.00395689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256.875">
            <text:p>-256.87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0819299588556119">
            <text:p>-0.0081929959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71456079756434">
            <text:p>0.971456079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30150">
            <text:p>30150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782.875">
            <text:p>-782.87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59660033167496">
            <text:p>-0.0259660033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10440485714737">
            <text:p>0.9104404857</text:p>
          </table:table-cell>
          <table:table-cell table:number-columns-repeated="2" office:value-type="float" office:value="0">
            <text:p>0</text:p>
          </table:table-cell>
          <table:table-cell office:value-type="float" office:value="-26.346318371683">
            <text:p>-26.3463183717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732">
            <text:p>20732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41">
            <text:p>-941</text:p>
          </table:table-cell>
          <table:table-cell office:value-type="float" office:value="355.5">
            <text:p>355.5</text:p>
          </table:table-cell>
          <table:table-cell office:value-type="float" office:value="0.00745060739554132">
            <text:p>0.0074506074</text:p>
          </table:table-cell>
          <table:table-cell office:value-type="float" office:value="-0.0453887709820567">
            <text:p>-0.045388771</text:p>
          </table:table-cell>
          <table:table-cell office:value-type="float" office:value="0.01220265678097">
            <text:p>0.0122026568</text:p>
          </table:table-cell>
          <table:table-cell office:value-type="float" office:value="1.0261859285235">
            <text:p>1.0261859285</text:p>
          </table:table-cell>
          <table:table-cell office:value-type="float" office:value="0.845177177004074">
            <text:p>0.845177177</text:p>
          </table:table-cell>
          <table:table-cell office:value-type="float" office:value="1.04300115220512">
            <text:p>1.0430011522</text:p>
          </table:table-cell>
          <table:table-cell office:value-type="float" office:value="0">
            <text:p>0</text:p>
          </table:table-cell>
          <table:table-cell office:value-type="float" office:value="-14.9220795669088">
            <text:p>-14.92207956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774">
            <text:p>14774</text:p>
          </table:table-cell>
          <table:table-cell office:value-type="float" office:value="18948">
            <text:p>18948</text:p>
          </table:table-cell>
          <table:table-cell office:value-type="float" office:value="30377">
            <text:p>30377</text:p>
          </table:table-cell>
          <table:table-cell office:value-type="float" office:value="-770.625">
            <text:p>-770.625</text:p>
          </table:table-cell>
          <table:table-cell office:value-type="float" office:value="-1038.75">
            <text:p>-1038.75</text:p>
          </table:table-cell>
          <table:table-cell office:value-type="float" office:value="-77.875">
            <text:p>-77.875</text:p>
          </table:table-cell>
          <table:table-cell office:value-type="float" office:value="-0.0521608907540273">
            <text:p>-0.0521608908</text:p>
          </table:table-cell>
          <table:table-cell office:value-type="float" office:value="-0.0548210892970234">
            <text:p>-0.0548210893</text:p>
          </table:table-cell>
          <table:table-cell office:value-type="float" office:value="-0.00256361721038944">
            <text:p>-0.0025636172</text:p>
          </table:table-cell>
          <table:table-cell office:value-type="float" office:value="0.822769569068441">
            <text:p>0.8227695691</text:p>
          </table:table-cell>
          <table:table-cell office:value-type="float" office:value="0.814016677050574">
            <text:p>0.8140166771</text:p>
          </table:table-cell>
          <table:table-cell office:value-type="float" office:value="0.991040221144712">
            <text:p>0.9910402211</text:p>
          </table:table-cell>
          <table:table-cell office:value-type="float" office:value="-12.9389699272789">
            <text:p>-12.9389699273</text:p>
          </table:table-cell>
          <table:table-cell office:value-type="float" office:value="-12.2939752063892">
            <text:p>-12.29397520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1136">
            <text:p>1136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422">
            <text:p>13422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786.875">
            <text:p>-786.875</text:p>
          </table:table-cell>
          <table:table-cell office:value-type="float" office:value="206.375">
            <text:p>206.375</text:p>
          </table:table-cell>
          <table:table-cell office:value-type="float" office:value="-256.875">
            <text:p>-256.875</text:p>
          </table:table-cell>
          <table:table-cell office:value-type="float" office:value="-0.058625763671584">
            <text:p>-0.0586257637</text:p>
          </table:table-cell>
          <table:table-cell office:value-type="float" office:value="0.0108208368288591">
            <text:p>0.0108208368</text:p>
          </table:table-cell>
          <table:table-cell office:value-type="float" office:value="-0.00819299588556119">
            <text:p>-0.0081929959</text:p>
          </table:table-cell>
          <table:table-cell office:value-type="float" office:value="0.801546308274966">
            <text:p>0.8015463083</text:p>
          </table:table-cell>
          <table:table-cell office:value-type="float" office:value="1.03810242629997">
            <text:p>1.0381024263</text:p>
          </table:table-cell>
          <table:table-cell office:value-type="float" office:value="0.971456079756434">
            <text:p>0.9714560798</text:p>
          </table:table-cell>
          <table:table-cell office:value-type="float" office:value="-11.4731889933991">
            <text:p>-11.473188993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771">
            <text:p>771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11898">
            <text:p>11898</text:p>
          </table:table-cell>
          <table:table-cell office:value-type="float" office:value="19550">
            <text:p>19550</text:p>
          </table:table-cell>
          <table:table-cell office:value-type="float" office:value="30250">
            <text:p>30250</text:p>
          </table:table-cell>
          <table:table-cell office:value-type="float" office:value="-681.75">
            <text:p>-681.75</text:p>
          </table:table-cell>
          <table:table-cell office:value-type="float" office:value="359.5">
            <text:p>359.5</text:p>
          </table:table-cell>
          <table:table-cell office:value-type="float" office:value="-763.875">
            <text:p>-763.875</text:p>
          </table:table-cell>
          <table:table-cell office:value-type="float" office:value="-0.0572995461422088">
            <text:p>-0.0572995461</text:p>
          </table:table-cell>
          <table:table-cell office:value-type="float" office:value="0.0183887468030691">
            <text:p>0.0183887468</text:p>
          </table:table-cell>
          <table:table-cell office:value-type="float" office:value="-0.0252520661157025">
            <text:p>-0.0252520661</text:p>
          </table:table-cell>
          <table:table-cell office:value-type="float" office:value="0.805886734958951">
            <text:p>0.805886735</text:p>
          </table:table-cell>
          <table:table-cell office:value-type="float" office:value="1.06502337998836">
            <text:p>1.06502338</text:p>
          </table:table-cell>
          <table:table-cell office:value-type="float" office:value="0.91286759560754">
            <text:p>0.9128675956</text:p>
          </table:table-cell>
          <table:table-cell office:value-type="float" office:value="-11.7469234970635">
            <text:p>-11.7469234971</text:p>
          </table:table-cell>
          <table:table-cell office:value-type="float" office:value="0">
            <text:p>0</text:p>
          </table:table-cell>
          <table:table-cell office:value-type="float" office:value="-27.1010765019378">
            <text:p>-27.1010765019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1216">
            <text:p>1216</text:p>
          </table:table-cell>
          <table:table-cell office:value-type="float" office:value="540">
            <text:p>540</text:p>
          </table:table-cell>
          <table:table-cell office:value-type="float" office:value="11176">
            <text:p>11176</text:p>
          </table:table-cell>
          <table:table-cell office:value-type="float" office:value="18856">
            <text:p>18856</text:p>
          </table:table-cell>
          <table:table-cell office:value-type="float" office:value="29087">
            <text:p>29087</text:p>
          </table:table-cell>
          <table:table-cell office:value-type="float" office:value="-420.25">
            <text:p>-420.25</text:p>
          </table:table-cell>
          <table:table-cell office:value-type="float" office:value="-693.25">
            <text:p>-693.25</text:p>
          </table:table-cell>
          <table:table-cell office:value-type="float" office:value="220.875">
            <text:p>220.875</text:p>
          </table:table-cell>
          <table:table-cell office:value-type="float" office:value="-0.0376028990694345">
            <text:p>-0.0376028991</text:p>
          </table:table-cell>
          <table:table-cell office:value-type="float" office:value="-0.0367654857870174">
            <text:p>-0.0367654858</text:p>
          </table:table-cell>
          <table:table-cell office:value-type="float" office:value="0.00759359851480043">
            <text:p>0.0075935985</text:p>
          </table:table-cell>
          <table:table-cell office:value-type="float" office:value="0.871161250173094">
            <text:p>0.8711612502</text:p>
          </table:table-cell>
          <table:table-cell office:value-type="float" office:value="0.873970133597944">
            <text:p>0.8739701336</text:p>
          </table:table-cell>
          <table:table-cell office:value-type="float" office:value="1.02669061376907">
            <text:p>1.0266906138</text:p>
          </table:table-cell>
          <table:table-cell office:value-type="float" office:value="-18.0845567204511">
            <text:p>-18.0845567205</text:p>
          </table:table-cell>
          <table:table-cell office:value-type="float" office:value="-18.5044661504499">
            <text:p>-18.50446615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41">
            <text:p>841</text:p>
          </table:table-cell>
          <table:table-cell office:value-type="float" office:value="577">
            <text:p>577</text:p>
          </table:table-cell>
          <table:table-cell office:value-type="float" office:value="11454">
            <text:p>11454</text:p>
          </table:table-cell>
          <table:table-cell office:value-type="float" office:value="18822">
            <text:p>18822</text:p>
          </table:table-cell>
          <table:table-cell office:value-type="float" office:value="30392">
            <text:p>30392</text:p>
          </table:table-cell>
          <table:table-cell office:value-type="float" office:value="-218.5">
            <text:p>-218.5</text:p>
          </table:table-cell>
          <table:table-cell office:value-type="float" office:value="-1005.75">
            <text:p>-1005.75</text:p>
          </table:table-cell>
          <table:table-cell office:value-type="float" office:value="30.375">
            <text:p>30.375</text:p>
          </table:table-cell>
          <table:table-cell office:value-type="float" office:value="-0.0190763052208835">
            <text:p>-0.0190763052</text:p>
          </table:table-cell>
          <table:table-cell office:value-type="float" office:value="-0.0534348103283392">
            <text:p>-0.0534348103</text:p>
          </table:table-cell>
          <table:table-cell office:value-type="float" office:value="0.000999440642274283">
            <text:p>0.0009994406</text:p>
          </table:table-cell>
          <table:table-cell office:value-type="float" office:value="0.933946186351833">
            <text:p>0.9339461864</text:p>
          </table:table-cell>
          <table:table-cell office:value-type="float" office:value="0.818574510602271">
            <text:p>0.8185745106</text:p>
          </table:table-cell>
          <table:table-cell office:value-type="float" office:value="1.00350000005589">
            <text:p>1.0035000001</text:p>
          </table:table-cell>
          <table:table-cell office:value-type="float" office:value="0">
            <text:p>0</text:p>
          </table:table-cell>
          <table:table-cell office:value-type="float" office:value="-12.62208274939">
            <text:p>-12.62208274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office:value-type="float" office:value="844">
            <text:p>844</text:p>
          </table:table-cell>
          <table:table-cell office:value-type="float" office:value="1252">
            <text:p>1252</text:p>
          </table:table-cell>
          <table:table-cell office:value-type="float" office:value="12335">
            <text:p>12335</text:p>
          </table:table-cell>
          <table:table-cell office:value-type="float" office:value="18520">
            <text:p>18520</text:p>
          </table:table-cell>
          <table:table-cell office:value-type="float" office:value="31273">
            <text:p>31273</text:p>
          </table:table-cell>
          <table:table-cell office:value-type="float" office:value="-44">
            <text:p>-44</text:p>
          </table:table-cell>
          <table:table-cell office:value-type="float" office:value="-191">
            <text:p>-191</text:p>
          </table:table-cell>
          <table:table-cell office:value-type="float" office:value="-301.875">
            <text:p>-301.875</text:p>
          </table:table-cell>
          <table:table-cell office:value-type="float" office:value="-0.00356708552898257">
            <text:p>-0.0035670855</text:p>
          </table:table-cell>
          <table:table-cell office:value-type="float" office:value="-0.0103131749460043">
            <text:p>-0.0103131749</text:p>
          </table:table-cell>
          <table:table-cell office:value-type="float" office:value="-0.00965289546893486">
            <text:p>-0.0096528955</text:p>
          </table:table-cell>
          <table:table-cell office:value-type="float" office:value="0.987540139882936">
            <text:p>0.9875401399</text:p>
          </table:table-cell>
          <table:table-cell office:value-type="float" office:value="0.96411235638082">
            <text:p>0.9641123564</text:p>
          </table:table-cell>
          <table:table-cell office:value-type="float" office:value="0.966397495504959">
            <text:p>0.96639749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office:value-type="float" office:value="1284">
            <text:p>1284</text:p>
          </table:table-cell>
          <table:table-cell office:value-type="float" office:value="614">
            <text:p>614</text:p>
          </table:table-cell>
          <table:table-cell office:value-type="float" office:value="878">
            <text:p>878</text:p>
          </table:table-cell>
          <table:table-cell office:value-type="float" office:value="11740">
            <text:p>11740</text:p>
          </table:table-cell>
          <table:table-cell office:value-type="float" office:value="17958">
            <text:p>17958</text:p>
          </table:table-cell>
          <table:table-cell office:value-type="float" office:value="30268">
            <text:p>30268</text:p>
          </table:table-cell>
          <table:table-cell office:value-type="float" office:value="-720.625">
            <text:p>-720.625</text:p>
          </table:table-cell>
          <table:table-cell office:value-type="float" office:value="-445.25">
            <text:p>-445.25</text:p>
          </table:table-cell>
          <table:table-cell office:value-type="float" office:value="-754.375">
            <text:p>-754.375</text:p>
          </table:table-cell>
          <table:table-cell office:value-type="float" office:value="-0.0613820272572402">
            <text:p>-0.0613820273</text:p>
          </table:table-cell>
          <table:table-cell office:value-type="float" office:value="-0.0247939636930616">
            <text:p>-0.0247939637</text:p>
          </table:table-cell>
          <table:table-cell office:value-type="float" office:value="-0.024923186203251">
            <text:p>-0.0249231862</text:p>
          </table:table-cell>
          <table:table-cell office:value-type="float" office:value="0.792547701009268">
            <text:p>0.792547701</text:p>
          </table:table-cell>
          <table:table-cell office:value-type="float" office:value="0.914426018720086">
            <text:p>0.9144260187</text:p>
          </table:table-cell>
          <table:table-cell office:value-type="float" office:value="0.913986332101245">
            <text:p>0.9139863321</text:p>
          </table:table-cell>
          <table:table-cell office:value-type="float" office:value="-10.9421150797948">
            <text:p>-10.9421150798</text:p>
          </table:table-cell>
          <table:table-cell office:value-type="float" office:value="-27.6082638487916">
            <text:p>-27.6082638488</text:p>
          </table:table-cell>
          <table:table-cell office:value-type="float" office:value="-27.4633075658506">
            <text:p>-27.4633075659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office:value-type="float" office:value="1239">
            <text:p>1239</text:p>
          </table:table-cell>
          <table:table-cell table:number-columns-repeated="2" office:value-type="float" office:value="572">
            <text:p>572</text:p>
          </table:table-cell>
          <table:table-cell office:value-type="float" office:value="11052">
            <text:p>11052</text:p>
          </table:table-cell>
          <table:table-cell office:value-type="float" office:value="16606">
            <text:p>16606</text:p>
          </table:table-cell>
          <table:table-cell office:value-type="float" office:value="27808">
            <text:p>27808</text:p>
          </table:table-cell>
          <table:table-cell office:value-type="float" office:value="-412.25">
            <text:p>-412.25</text:p>
          </table:table-cell>
          <table:table-cell office:value-type="float" office:value="97.125">
            <text:p>97.125</text:p>
          </table:table-cell>
          <table:table-cell office:value-type="float" office:value="-1259.125">
            <text:p>-1259.125</text:p>
          </table:table-cell>
          <table:table-cell office:value-type="float" office:value="-0.0373009410061527">
            <text:p>-0.037300941</text:p>
          </table:table-cell>
          <table:table-cell office:value-type="float" office:value="0.00584878959412261">
            <text:p>0.0058487896</text:p>
          </table:table-cell>
          <table:table-cell office:value-type="float" office:value="-0.0452792361910242">
            <text:p>-0.0452792362</text:p>
          </table:table-cell>
          <table:table-cell office:value-type="float" office:value="0.872173772470357">
            <text:p>0.8721737725</text:p>
          </table:table-cell>
          <table:table-cell office:value-type="float" office:value="1.02053781192527">
            <text:p>1.0205378119</text:p>
          </table:table-cell>
          <table:table-cell office:value-type="float" office:value="0.845541083422299">
            <text:p>0.8455410834</text:p>
          </table:table-cell>
          <table:table-cell office:value-type="float" office:value="-18.2337961931491">
            <text:p>-18.2337961931</text:p>
          </table:table-cell>
          <table:table-cell office:value-type="float" office:value="0">
            <text:p>0</text:p>
          </table:table-cell>
          <table:table-cell office:value-type="float" office:value="-14.9590290124097">
            <text:p>-14.9590290124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office:value-type="float" office:value="1224">
            <text:p>1224</text:p>
          </table:table-cell>
          <table:table-cell office:value-type="float" office:value="561">
            <text:p>561</text:p>
          </table:table-cell>
          <table:table-cell office:value-type="float" office:value="1224">
            <text:p>1224</text:p>
          </table:table-cell>
          <table:table-cell office:value-type="float" office:value="11458">
            <text:p>11458</text:p>
          </table:table-cell>
          <table:table-cell office:value-type="float" office:value="16668">
            <text:p>16668</text:p>
          </table:table-cell>
          <table:table-cell office:value-type="float" office:value="25183">
            <text:p>25183</text:p>
          </table:table-cell>
          <table:table-cell office:value-type="float" office:value="-175.5">
            <text:p>-175.5</text:p>
          </table:table-cell>
          <table:table-cell office:value-type="float" office:value="18.25">
            <text:p>18.25</text:p>
          </table:table-cell>
          <table:table-cell office:value-type="float" office:value="-1295.625">
            <text:p>-1295.625</text:p>
          </table:table-cell>
          <table:table-cell office:value-type="float" office:value="-0.0153168092162681">
            <text:p>-0.0153168092</text:p>
          </table:table-cell>
          <table:table-cell office:value-type="float" office:value="0.00109491240700744">
            <text:p>0.0010949124</text:p>
          </table:table-cell>
          <table:table-cell office:value-type="float" office:value="-0.0514483977286265">
            <text:p>-0.0514483977</text:p>
          </table:table-cell>
          <table:table-cell office:value-type="float" office:value="0.946850992846414">
            <text:p>0.9468509928</text:p>
          </table:table-cell>
          <table:table-cell office:value-type="float" office:value="1.00383454313756">
            <text:p>1.0038345431</text:p>
          </table:table-cell>
          <table:table-cell office:value-type="float" office:value="0.82511860570234">
            <text:p>0.8251186057</text:p>
          </table:table-cell>
          <table:table-cell table:number-columns-repeated="2" office:value-type="float" office:value="0">
            <text:p>0</text:p>
          </table:table-cell>
          <table:table-cell office:value-type="float" office:value="-13.1230435787321">
            <text:p>-13.123043578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29">
            <text:p>829</text:p>
          </table:table-cell>
          <table:table-cell office:value-type="float" office:value="570">
            <text:p>570</text:p>
          </table:table-cell>
          <table:table-cell office:value-type="float" office:value="12400">
            <text:p>12400</text:p>
          </table:table-cell>
          <table:table-cell office:value-type="float" office:value="15852">
            <text:p>15852</text:p>
          </table:table-cell>
          <table:table-cell office:value-type="float" office:value="23300">
            <text:p>23300</text:p>
          </table:table-cell>
          <table:table-cell office:value-type="float" office:value="-138.5">
            <text:p>-138.5</text:p>
          </table:table-cell>
          <table:table-cell office:value-type="float" office:value="-35.5">
            <text:p>-35.5</text:p>
          </table:table-cell>
          <table:table-cell office:value-type="float" office:value="-1301.5">
            <text:p>-1301.5</text:p>
          </table:table-cell>
          <table:table-cell office:value-type="float" office:value="-0.0111693548387097">
            <text:p>-0.0111693548</text:p>
          </table:table-cell>
          <table:table-cell office:value-type="float" office:value="-0.00223946505172849">
            <text:p>-0.0022394651</text:p>
          </table:table-cell>
          <table:table-cell office:value-type="float" office:value="-0.0558583690987124">
            <text:p>-0.0558583691</text:p>
          </table:table-cell>
          <table:table-cell office:value-type="float" office:value="0.961151776860042">
            <text:p>0.9611517769</text:p>
          </table:table-cell>
          <table:table-cell office:value-type="float" office:value="0.992171702118237">
            <text:p>0.9921717021</text:p>
          </table:table-cell>
          <table:table-cell office:value-type="float" office:value="0.810611216655308">
            <text:p>0.8106112167</text:p>
          </table:table-cell>
          <table:table-cell table:number-columns-repeated="2" office:value-type="float" office:value="0">
            <text:p>0</text:p>
          </table:table-cell>
          <table:table-cell office:value-type="float" office:value="-12.0591186152686">
            <text:p>-12.0591186153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640">
            <text:p>640</text:p>
          </table:table-cell>
          <table:table-cell office:value-type="float" office:value="897">
            <text:p>897</text:p>
          </table:table-cell>
          <table:table-cell office:value-type="float" office:value="640">
            <text:p>640</text:p>
          </table:table-cell>
          <table:table-cell office:value-type="float" office:value="11696">
            <text:p>11696</text:p>
          </table:table-cell>
          <table:table-cell office:value-type="float" office:value="15107">
            <text:p>15107</text:p>
          </table:table-cell>
          <table:table-cell office:value-type="float" office:value="20919">
            <text:p>20919</text:p>
          </table:table-cell>
          <table:table-cell office:value-type="float" office:value="22.75">
            <text:p>22.75</text:p>
          </table:table-cell>
          <table:table-cell office:value-type="float" office:value="-917.75">
            <text:p>-917.75</text:p>
          </table:table-cell>
          <table:table-cell office:value-type="float" office:value="-46.25">
            <text:p>-46.25</text:p>
          </table:table-cell>
          <table:table-cell office:value-type="float" office:value="0.00194510943912449">
            <text:p>0.0019451094</text:p>
          </table:table-cell>
          <table:table-cell office:value-type="float" office:value="-0.0607499834513802">
            <text:p>-0.0607499835</text:p>
          </table:table-cell>
          <table:table-cell office:value-type="float" office:value="-0.00221090874324777">
            <text:p>-0.0022109087</text:p>
          </table:table-cell>
          <table:table-cell office:value-type="float" office:value="1.00681529860037">
            <text:p>1.0068152986</text:p>
          </table:table-cell>
          <table:table-cell office:value-type="float" office:value="0.794608556479282">
            <text:p>0.7946085565</text:p>
          </table:table-cell>
          <table:table-cell office:value-type="float" office:value="0.992271400108876">
            <text:p>0.9922714001</text:p>
          </table:table-cell>
          <table:table-cell office:value-type="float" office:value="0">
            <text:p>0</text:p>
          </table:table-cell>
          <table:table-cell office:value-type="float" office:value="-11.0596397197086">
            <text:p>-11.0596397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office:value-type="float" office:value="1267">
            <text:p>1267</text:p>
          </table:table-cell>
          <table:table-cell office:value-type="float" office:value="858">
            <text:p>858</text:p>
          </table:table-cell>
          <table:table-cell office:value-type="float" office:value="1267">
            <text:p>1267</text:p>
          </table:table-cell>
          <table:table-cell office:value-type="float" office:value="11098">
            <text:p>11098</text:p>
          </table:table-cell>
          <table:table-cell office:value-type="float" office:value="14710">
            <text:p>14710</text:p>
          </table:table-cell>
          <table:table-cell office:value-type="float" office:value="22256">
            <text:p>22256</text:p>
          </table:table-cell>
          <table:table-cell office:value-type="float" office:value="-479.875">
            <text:p>-479.875</text:p>
          </table:table-cell>
          <table:table-cell office:value-type="float" office:value="-87.75">
            <text:p>-87.75</text:p>
          </table:table-cell>
          <table:table-cell office:value-type="float" office:value="55.25">
            <text:p>55.25</text:p>
          </table:table-cell>
          <table:table-cell office:value-type="float" office:value="-0.0432397729320598">
            <text:p>-0.0432397729</text:p>
          </table:table-cell>
          <table:table-cell office:value-type="float" office:value="-0.00596532970768185">
            <text:p>-0.0059653297</text:p>
          </table:table-cell>
          <table:table-cell office:value-type="float" office:value="0.00248247663551402">
            <text:p>0.0024824766</text:p>
          </table:table-cell>
          <table:table-cell office:value-type="float" office:value="0.852325363545694">
            <text:p>0.8523253635</text:p>
          </table:table-cell>
          <table:table-cell office:value-type="float" office:value="0.979191092933815">
            <text:p>0.9791910929</text:p>
          </table:table-cell>
          <table:table-cell office:value-type="float" office:value="1.00870074709718">
            <text:p>1.0087007471</text:p>
          </table:table-cell>
          <table:table-cell office:value-type="float" office:value="-15.6811882567351">
            <text:p>-15.68118825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office:value-type="float" office:value="1275">
            <text:p>1275</text:p>
          </table:table-cell>
          <table:table-cell office:value-type="float" office:value="864">
            <text:p>864</text:p>
          </table:table-cell>
          <table:table-cell office:value-type="float" office:value="1275">
            <text:p>1275</text:p>
          </table:table-cell>
          <table:table-cell office:value-type="float" office:value="11400">
            <text:p>11400</text:p>
          </table:table-cell>
          <table:table-cell office:value-type="float" office:value="14668">
            <text:p>14668</text:p>
          </table:table-cell>
          <table:table-cell office:value-type="float" office:value="22343">
            <text:p>22343</text:p>
          </table:table-cell>
          <table:table-cell office:value-type="float" office:value="-47.625">
            <text:p>-47.625</text:p>
          </table:table-cell>
          <table:table-cell office:value-type="float" office:value="-51.25">
            <text:p>-51.25</text:p>
          </table:table-cell>
          <table:table-cell office:value-type="float" office:value="-67.5">
            <text:p>-67.5</text:p>
          </table:table-cell>
          <table:table-cell office:value-type="float" office:value="-0.00417763157894737">
            <text:p>-0.0041776316</text:p>
          </table:table-cell>
          <table:table-cell office:value-type="float" office:value="-0.00349400054540496">
            <text:p>-0.0034940005</text:p>
          </table:table-cell>
          <table:table-cell office:value-type="float" office:value="-0.0030210804278745">
            <text:p>-0.0030210804</text:p>
          </table:table-cell>
          <table:table-cell office:value-type="float" office:value="0.985412496580679">
            <text:p>0.9854124966</text:p>
          </table:table-cell>
          <table:table-cell office:value-type="float" office:value="0.987794925849113">
            <text:p>0.9877949258</text:p>
          </table:table-cell>
          <table:table-cell office:value-type="float" office:value="0.989444107279265">
            <text:p>0.98944410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23">
            <text:p>623</text:p>
          </table:table-cell>
          <table:table-cell office:value-type="float" office:value="1294">
            <text:p>1294</text:p>
          </table:table-cell>
          <table:table-cell office:value-type="float" office:value="11848">
            <text:p>11848</text:p>
          </table:table-cell>
          <table:table-cell office:value-type="float" office:value="15460">
            <text:p>15460</text:p>
          </table:table-cell>
          <table:table-cell office:value-type="float" office:value="21514">
            <text:p>21514</text:p>
          </table:table-cell>
          <table:table-cell office:value-type="float" office:value="-230">
            <text:p>-230</text:p>
          </table:table-cell>
          <table:table-cell office:value-type="float" office:value="-348.75">
            <text:p>-348.75</text:p>
          </table:table-cell>
          <table:table-cell office:value-type="float" office:value="-140.125">
            <text:p>-140.125</text:p>
          </table:table-cell>
          <table:table-cell office:value-type="float" office:value="-0.0194125590817016">
            <text:p>-0.0194125591</text:p>
          </table:table-cell>
          <table:table-cell office:value-type="float" office:value="-0.0225582147477361">
            <text:p>-0.0225582147</text:p>
          </table:table-cell>
          <table:table-cell office:value-type="float" office:value="-0.00651320070651669">
            <text:p>-0.0065132007</text:p>
          </table:table-cell>
          <table:table-cell office:value-type="float" office:value="0.932794664216242">
            <text:p>0.9327946642</text:p>
          </table:table-cell>
          <table:table-cell office:value-type="float" office:value="0.922043639566029">
            <text:p>0.9220436396</text:p>
          </table:table-cell>
          <table:table-cell office:value-type="float" office:value="0.977286944222741">
            <text:p>0.9772869442</text:p>
          </table:table-cell>
          <table:table-cell office:value-type="float" office:value="0">
            <text:p>0</text:p>
          </table:table-cell>
          <table:table-cell office:value-type="float" office:value="-30.3791490922423">
            <text:p>-30.37914909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table:number-columns-repeated="2" office:value-type="float" office:value="1245">
            <text:p>1245</text:p>
          </table:table-cell>
          <table:table-cell office:value-type="float" office:value="11696">
            <text:p>11696</text:p>
          </table:table-cell>
          <table:table-cell office:value-type="float" office:value="15259">
            <text:p>15259</text:p>
          </table:table-cell>
          <table:table-cell office:value-type="float" office:value="21043">
            <text:p>21043</text:p>
          </table:table-cell>
          <table:table-cell office:value-type="float" office:value="22.75">
            <text:p>22.75</text:p>
          </table:table-cell>
          <table:table-cell office:value-type="float" office:value="32">
            <text:p>32</text:p>
          </table:table-cell>
          <table:table-cell office:value-type="float" office:value="-129">
            <text:p>-129</text:p>
          </table:table-cell>
          <table:table-cell office:value-type="float" office:value="0.00194510943912449">
            <text:p>0.0019451094</text:p>
          </table:table-cell>
          <table:table-cell office:value-type="float" office:value="0.00209712300937152">
            <text:p>0.002097123</text:p>
          </table:table-cell>
          <table:table-cell office:value-type="float" office:value="-0.00613030461436107">
            <text:p>-0.0061303046</text:p>
          </table:table-cell>
          <table:table-cell office:value-type="float" office:value="1.00681529860037">
            <text:p>1.0068152986</text:p>
          </table:table-cell>
          <table:table-cell office:value-type="float" office:value="1.00734855046564">
            <text:p>1.0073485505</text:p>
          </table:table-cell>
          <table:table-cell office:value-type="float" office:value="0.978617591893679">
            <text:p>0.97861759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1535">
            <text:p>11535</text:p>
          </table:table-cell>
          <table:table-cell office:value-type="float" office:value="16118">
            <text:p>16118</text:p>
          </table:table-cell>
          <table:table-cell office:value-type="float" office:value="22178">
            <text:p>22178</text:p>
          </table:table-cell>
          <table:table-cell office:value-type="float" office:value="11.25">
            <text:p>11.25</text:p>
          </table:table-cell>
          <table:table-cell office:value-type="float" office:value="-108.5">
            <text:p>-108.5</text:p>
          </table:table-cell>
          <table:table-cell office:value-type="float" office:value="82.125">
            <text:p>82.125</text:p>
          </table:table-cell>
          <table:table-cell office:value-type="float" office:value="0.000975292587776333">
            <text:p>0.0009752926</text:p>
          </table:table-cell>
          <table:table-cell office:value-type="float" office:value="-0.00673160441742152">
            <text:p>-0.0067316044</text:p>
          </table:table-cell>
          <table:table-cell office:value-type="float" office:value="0.00370299395797637">
            <text:p>0.003702994</text:p>
          </table:table-cell>
          <table:table-cell office:value-type="float" office:value="1.00341538840066">
            <text:p>1.0034153884</text:p>
          </table:table-cell>
          <table:table-cell office:value-type="float" office:value="0.976528200955169">
            <text:p>0.976528201</text:p>
          </table:table-cell>
          <table:table-cell office:value-type="float" office:value="1.01298735469485">
            <text:p>1.0129873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table:number-columns-repeated="2" office:value-type="float" office:value="623">
            <text:p>623</text:p>
          </table:table-cell>
          <table:table-cell office:value-type="float" office:value="11400">
            <text:p>11400</text:p>
          </table:table-cell>
          <table:table-cell office:value-type="float" office:value="16017">
            <text:p>16017</text:p>
          </table:table-cell>
          <table:table-cell office:value-type="float" office:value="22483">
            <text:p>22483</text:p>
          </table:table-cell>
          <table:table-cell office:value-type="float" office:value="-47.625">
            <text:p>-47.625</text:p>
          </table:table-cell>
          <table:table-cell office:value-type="float" office:value="-86">
            <text:p>-86</text:p>
          </table:table-cell>
          <table:table-cell office:value-type="float" office:value="-54.125">
            <text:p>-54.125</text:p>
          </table:table-cell>
          <table:table-cell office:value-type="float" office:value="-0.00417763157894737">
            <text:p>-0.0041776316</text:p>
          </table:table-cell>
          <table:table-cell office:value-type="float" office:value="-0.00536929512393082">
            <text:p>-0.0053692951</text:p>
          </table:table-cell>
          <table:table-cell office:value-type="float" office:value="-0.00240737446070364">
            <text:p>-0.0024073745</text:p>
          </table:table-cell>
          <table:table-cell office:value-type="float" office:value="0.985412496580679">
            <text:p>0.9854124966</text:p>
          </table:table-cell>
          <table:table-cell office:value-type="float" office:value="0.981263972553293">
            <text:p>0.9812639726</text:p>
          </table:table-cell>
          <table:table-cell office:value-type="float" office:value="0.991585548473054">
            <text:p>0.99158554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1334">
            <text:p>1334</text:p>
          </table:table-cell>
          <table:table-cell office:value-type="float" office:value="917">
            <text:p>917</text:p>
          </table:table-cell>
          <table:table-cell office:value-type="float" office:value="11017">
            <text:p>11017</text:p>
          </table:table-cell>
          <table:table-cell office:value-type="float" office:value="14888">
            <text:p>14888</text:p>
          </table:table-cell>
          <table:table-cell office:value-type="float" office:value="21409">
            <text:p>21409</text:p>
          </table:table-cell>
          <table:table-cell office:value-type="float" office:value="-204.125">
            <text:p>-204.125</text:p>
          </table:table-cell>
          <table:table-cell office:value-type="float" office:value="107.625">
            <text:p>107.625</text:p>
          </table:table-cell>
          <table:table-cell office:value-type="float" office:value="-238.25">
            <text:p>-238.25</text:p>
          </table:table-cell>
          <table:table-cell office:value-type="float" office:value="-0.0185281837160752">
            <text:p>-0.0185281837</text:p>
          </table:table-cell>
          <table:table-cell office:value-type="float" office:value="0.00722897635679742">
            <text:p>0.0072289764</text:p>
          </table:table-cell>
          <table:table-cell office:value-type="float" office:value="-0.011128497360923">
            <text:p>-0.0111284974</text:p>
          </table:table-cell>
          <table:table-cell office:value-type="float" office:value="0.935824212433698">
            <text:p>0.9358242124</text:p>
          </table:table-cell>
          <table:table-cell office:value-type="float" office:value="1.02540384312316">
            <text:p>1.0254038431</text:p>
          </table:table-cell>
          <table:table-cell office:value-type="float" office:value="0.961292992405653">
            <text:p>0.96129299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1295">
            <text:p>1295</text:p>
          </table:table-cell>
          <table:table-cell office:value-type="float" office:value="615">
            <text:p>615</text:p>
          </table:table-cell>
          <table:table-cell office:value-type="float" office:value="11012">
            <text:p>11012</text:p>
          </table:table-cell>
          <table:table-cell office:value-type="float" office:value="14909">
            <text:p>14909</text:p>
          </table:table-cell>
          <table:table-cell office:value-type="float" office:value="20989">
            <text:p>20989</text:p>
          </table:table-cell>
          <table:table-cell office:value-type="float" office:value="-170.5">
            <text:p>-170.5</text:p>
          </table:table-cell>
          <table:table-cell office:value-type="float" office:value="25">
            <text:p>25</text:p>
          </table:table-cell>
          <table:table-cell office:value-type="float" office:value="-97.625">
            <text:p>-97.625</text:p>
          </table:table-cell>
          <table:table-cell office:value-type="float" office:value="-0.0154831093352706">
            <text:p>-0.0154831093</text:p>
          </table:table-cell>
          <table:table-cell office:value-type="float" office:value="0.00167683949292374">
            <text:p>0.0016768395</text:p>
          </table:table-cell>
          <table:table-cell office:value-type="float" office:value="-0.00465124589070466">
            <text:p>-0.0046512459</text:p>
          </table:table-cell>
          <table:table-cell office:value-type="float" office:value="0.946278981608941">
            <text:p>0.9462789816</text:p>
          </table:table-cell>
          <table:table-cell office:value-type="float" office:value="1.00587444933498">
            <text:p>1.0058744493</text:p>
          </table:table-cell>
          <table:table-cell office:value-type="float" office:value="0.983763042195672">
            <text:p>0.983763042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625">
            <text:p>625</text:p>
          </table:table-cell>
          <table:table-cell table:number-columns-repeated="2" office:value-type="float" office:value="1308">
            <text:p>1308</text:p>
          </table:table-cell>
          <table:table-cell office:value-type="float" office:value="10610">
            <text:p>10610</text:p>
          </table:table-cell>
          <table:table-cell office:value-type="float" office:value="14704">
            <text:p>14704</text:p>
          </table:table-cell>
          <table:table-cell office:value-type="float" office:value="21797">
            <text:p>21797</text:p>
          </table:table-cell>
          <table:table-cell office:value-type="float" office:value="-339.75">
            <text:p>-339.75</text:p>
          </table:table-cell>
          <table:table-cell office:value-type="float" office:value="-63.25">
            <text:p>-63.25</text:p>
          </table:table-cell>
          <table:table-cell office:value-type="float" office:value="-82.125">
            <text:p>-82.125</text:p>
          </table:table-cell>
          <table:table-cell office:value-type="float" office:value="-0.0320216776625825">
            <text:p>-0.0320216777</text:p>
          </table:table-cell>
          <table:table-cell office:value-type="float" office:value="-0.00430155059847661">
            <text:p>-0.0043015506</text:p>
          </table:table-cell>
          <table:table-cell office:value-type="float" office:value="-0.00376772032848557">
            <text:p>-0.0037677203</text:p>
          </table:table-cell>
          <table:table-cell office:value-type="float" office:value="0.889933888348001">
            <text:p>0.8899338883</text:p>
          </table:table-cell>
          <table:table-cell office:value-type="float" office:value="0.984980839446932">
            <text:p>0.9849808394</text:p>
          </table:table-cell>
          <table:table-cell office:value-type="float" office:value="0.986840802454589">
            <text:p>0.9868408025</text:p>
          </table:table-cell>
          <table:table-cell office:value-type="float" office:value="-21.2977322189566">
            <text:p>-21.2977322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24">
            <text:p>624</text:p>
          </table:table-cell>
          <table:table-cell office:value-type="float" office:value="889">
            <text:p>889</text:p>
          </table:table-cell>
          <table:table-cell office:value-type="float" office:value="10845">
            <text:p>10845</text:p>
          </table:table-cell>
          <table:table-cell office:value-type="float" office:value="14677">
            <text:p>14677</text:p>
          </table:table-cell>
          <table:table-cell office:value-type="float" office:value="21407">
            <text:p>21407</text:p>
          </table:table-cell>
          <table:table-cell office:value-type="float" office:value="-188.25">
            <text:p>-188.25</text:p>
          </table:table-cell>
          <table:table-cell office:value-type="float" office:value="-459.125">
            <text:p>-459.125</text:p>
          </table:table-cell>
          <table:table-cell office:value-type="float" office:value="-72">
            <text:p>-72</text:p>
          </table:table-cell>
          <table:table-cell office:value-type="float" office:value="-0.0173582295988935">
            <text:p>-0.0173582296</text:p>
          </table:table-cell>
          <table:table-cell office:value-type="float" office:value="-0.0312819377256933">
            <text:p>-0.0312819377</text:p>
          </table:table-cell>
          <table:table-cell office:value-type="float" office:value="-0.00336338580838044">
            <text:p>-0.0033633858</text:p>
          </table:table-cell>
          <table:table-cell office:value-type="float" office:value="0.939836760348096">
            <text:p>0.9398367603</text:p>
          </table:table-cell>
          <table:table-cell office:value-type="float" office:value="0.892431194830707">
            <text:p>0.8924311948</text:p>
          </table:table-cell>
          <table:table-cell office:value-type="float" office:value="0.988250321904297">
            <text:p>0.9882503219</text:p>
          </table:table-cell>
          <table:table-cell office:value-type="float" office:value="0">
            <text:p>0</text:p>
          </table:table-cell>
          <table:table-cell office:value-type="float" office:value="-21.8096547359632">
            <text:p>-21.8096547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569">
            <text:p>569</text:p>
          </table:table-cell>
          <table:table-cell office:value-type="float" office:value="1255">
            <text:p>1255</text:p>
          </table:table-cell>
          <table:table-cell office:value-type="float" office:value="834">
            <text:p>834</text:p>
          </table:table-cell>
          <table:table-cell office:value-type="float" office:value="10960">
            <text:p>10960</text:p>
          </table:table-cell>
          <table:table-cell office:value-type="float" office:value="14249">
            <text:p>14249</text:p>
          </table:table-cell>
          <table:table-cell office:value-type="float" office:value="20922">
            <text:p>20922</text:p>
          </table:table-cell>
          <table:table-cell office:value-type="float" office:value="-73.75">
            <text:p>-73.75</text:p>
          </table:table-cell>
          <table:table-cell office:value-type="float" office:value="-226.625">
            <text:p>-226.625</text:p>
          </table:table-cell>
          <table:table-cell office:value-type="float" office:value="-309.25">
            <text:p>-309.25</text:p>
          </table:table-cell>
          <table:table-cell office:value-type="float" office:value="-0.00672901459854015">
            <text:p>-0.0067290146</text:p>
          </table:table-cell>
          <table:table-cell office:value-type="float" office:value="-0.0159046248859569">
            <text:p>-0.0159046249</text:p>
          </table:table-cell>
          <table:table-cell office:value-type="float" office:value="-0.0147810916738362">
            <text:p>-0.0147810917</text:p>
          </table:table-cell>
          <table:table-cell office:value-type="float" office:value="0.976537196994546">
            <text:p>0.976537197</text:p>
          </table:table-cell>
          <table:table-cell office:value-type="float" office:value="0.944829608800966">
            <text:p>0.9448296088</text:p>
          </table:table-cell>
          <table:table-cell office:value-type="float" office:value="0.948694401256871">
            <text:p>0.94869440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1201">
            <text:p>1201</text:p>
          </table:table-cell>
          <table:table-cell office:value-type="float" office:value="515">
            <text:p>515</text:p>
          </table:table-cell>
          <table:table-cell office:value-type="float" office:value="10989">
            <text:p>10989</text:p>
          </table:table-cell>
          <table:table-cell office:value-type="float" office:value="14768">
            <text:p>14768</text:p>
          </table:table-cell>
          <table:table-cell office:value-type="float" office:value="21181">
            <text:p>21181</text:p>
          </table:table-cell>
          <table:table-cell office:value-type="float" office:value="1.5">
            <text:p>1.5</text:p>
          </table:table-cell>
          <table:table-cell office:value-type="float" office:value="-36.875">
            <text:p>-36.875</text:p>
          </table:table-cell>
          <table:table-cell office:value-type="float" office:value="-454">
            <text:p>-454</text:p>
          </table:table-cell>
          <table:table-cell office:value-type="float" office:value="0.000136500136500137">
            <text:p>0.0001365001</text:p>
          </table:table-cell>
          <table:table-cell office:value-type="float" office:value="-0.00249695287107259">
            <text:p>-0.0024969529</text:p>
          </table:table-cell>
          <table:table-cell office:value-type="float" office:value="-0.0214343043293518">
            <text:p>-0.0214343043</text:p>
          </table:table-cell>
          <table:table-cell office:value-type="float" office:value="1.00047778699703">
            <text:p>1.000477787</text:p>
          </table:table-cell>
          <table:table-cell office:value-type="float" office:value="0.991272885107581">
            <text:p>0.9912728851</text:p>
          </table:table-cell>
          <table:table-cell office:value-type="float" office:value="0.925880416475352">
            <text:p>0.9258804165</text:p>
          </table:table-cell>
          <table:table-cell table:number-columns-repeated="2" office:value-type="float" office:value="0">
            <text:p>0</text:p>
          </table:table-cell>
          <table:table-cell office:value-type="float" office:value="-31.9903916733364">
            <text:p>-31.9903916733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office:value-type="float" office:value="805">
            <text:p>805</text:p>
          </table:table-cell>
          <table:table-cell office:value-type="float" office:value="1226">
            <text:p>1226</text:p>
          </table:table-cell>
          <table:table-cell office:value-type="float" office:value="10328">
            <text:p>10328</text:p>
          </table:table-cell>
          <table:table-cell office:value-type="float" office:value="14185">
            <text:p>14185</text:p>
          </table:table-cell>
          <table:table-cell office:value-type="float" office:value="21482">
            <text:p>21482</text:p>
          </table:table-cell>
          <table:table-cell office:value-type="float" office:value="-94.75">
            <text:p>-94.75</text:p>
          </table:table-cell>
          <table:table-cell office:value-type="float" office:value="-190">
            <text:p>-190</text:p>
          </table:table-cell>
          <table:table-cell office:value-type="float" office:value="-168.75">
            <text:p>-168.75</text:p>
          </table:table-cell>
          <table:table-cell office:value-type="float" office:value="-0.00917408985282727">
            <text:p>-0.0091740899</text:p>
          </table:table-cell>
          <table:table-cell office:value-type="float" office:value="-0.0133944307366937">
            <text:p>-0.0133944307</text:p>
          </table:table-cell>
          <table:table-cell office:value-type="float" office:value="-0.00785541383483847">
            <text:p>-0.0078554138</text:p>
          </table:table-cell>
          <table:table-cell office:value-type="float" office:value="0.968055646807375">
            <text:p>0.9680556468</text:p>
          </table:table-cell>
          <table:table-cell office:value-type="float" office:value="0.953471137540102">
            <text:p>0.9534711375</text:p>
          </table:table-cell>
          <table:table-cell office:value-type="float" office:value="0.972626998330038">
            <text:p>0.972626998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office:value-type="float" office:value="592">
            <text:p>592</text:p>
          </table:table-cell>
          <table:table-cell office:value-type="float" office:value="1277">
            <text:p>1277</text:p>
          </table:table-cell>
          <table:table-cell office:value-type="float" office:value="856">
            <text:p>856</text:p>
          </table:table-cell>
          <table:table-cell office:value-type="float" office:value="10091">
            <text:p>10091</text:p>
          </table:table-cell>
          <table:table-cell office:value-type="float" office:value="13813">
            <text:p>13813</text:p>
          </table:table-cell>
          <table:table-cell office:value-type="float" office:value="20429">
            <text:p>20429</text:p>
          </table:table-cell>
          <table:table-cell office:value-type="float" office:value="-93">
            <text:p>-93</text:p>
          </table:table-cell>
          <table:table-cell office:value-type="float" office:value="-341">
            <text:p>-341</text:p>
          </table:table-cell>
          <table:table-cell office:value-type="float" office:value="-127.25">
            <text:p>-127.25</text:p>
          </table:table-cell>
          <table:table-cell office:value-type="float" office:value="-0.0092161331879893">
            <text:p>-0.0092161332</text:p>
          </table:table-cell>
          <table:table-cell office:value-type="float" office:value="-0.0246868891623833">
            <text:p>-0.0246868892</text:p>
          </table:table-cell>
          <table:table-cell office:value-type="float" office:value="-0.00622889030300064">
            <text:p>-0.0062288903</text:p>
          </table:table-cell>
          <table:table-cell office:value-type="float" office:value="0.967910010579477">
            <text:p>0.9679100106</text:p>
          </table:table-cell>
          <table:table-cell office:value-type="float" office:value="0.91479039522483">
            <text:p>0.9147903952</text:p>
          </table:table-cell>
          <table:table-cell office:value-type="float" office:value="0.978274930125335">
            <text:p>0.9782749301</text:p>
          </table:table-cell>
          <table:table-cell office:value-type="float" office:value="0">
            <text:p>0</text:p>
          </table:table-cell>
          <table:table-cell office:value-type="float" office:value="-27.7295250944531">
            <text:p>-27.72952509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office:value-type="float" office:value="551">
            <text:p>551</text:p>
          </table:table-cell>
          <table:table-cell office:value-type="float" office:value="1233">
            <text:p>1233</text:p>
          </table:table-cell>
          <table:table-cell office:value-type="float" office:value="814">
            <text:p>814</text:p>
          </table:table-cell>
          <table:table-cell office:value-type="float" office:value="10060">
            <text:p>10060</text:p>
          </table:table-cell>
          <table:table-cell office:value-type="float" office:value="14036">
            <text:p>14036</text:p>
          </table:table-cell>
          <table:table-cell office:value-type="float" office:value="19744">
            <text:p>19744</text:p>
          </table:table-cell>
          <table:table-cell office:value-type="float" office:value="3.5">
            <text:p>3.5</text:p>
          </table:table-cell>
          <table:table-cell office:value-type="float" office:value="62.625">
            <text:p>62.625</text:p>
          </table:table-cell>
          <table:table-cell office:value-type="float" office:value="-358.5">
            <text:p>-358.5</text:p>
          </table:table-cell>
          <table:table-cell office:value-type="float" office:value="0.000347912524850895">
            <text:p>0.0003479125</text:p>
          </table:table-cell>
          <table:table-cell office:value-type="float" office:value="0.00446174123681961">
            <text:p>0.0044617412</text:p>
          </table:table-cell>
          <table:table-cell office:value-type="float" office:value="-0.018157414910859">
            <text:p>-0.0181574149</text:p>
          </table:table-cell>
          <table:table-cell office:value-type="float" office:value="1.0012179310815">
            <text:p>1.0012179311</text:p>
          </table:table-cell>
          <table:table-cell office:value-type="float" office:value="1.0156551123132">
            <text:p>1.0156551123</text:p>
          </table:table-cell>
          <table:table-cell office:value-type="float" office:value="0.937095243575834">
            <text:p>0.937095243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1218">
            <text:p>1218</text:p>
          </table:table-cell>
          <table:table-cell office:value-type="float" office:value="9567">
            <text:p>9567</text:p>
          </table:table-cell>
          <table:table-cell office:value-type="float" office:value="14152">
            <text:p>14152</text:p>
          </table:table-cell>
          <table:table-cell office:value-type="float" office:value="20104">
            <text:p>20104</text:p>
          </table:table-cell>
          <table:table-cell office:value-type="float" office:value="-209.75">
            <text:p>-209.75</text:p>
          </table:table-cell>
          <table:table-cell office:value-type="float" office:value="-62.625">
            <text:p>-62.625</text:p>
          </table:table-cell>
          <table:table-cell office:value-type="float" office:value="-416.875">
            <text:p>-416.875</text:p>
          </table:table-cell>
          <table:table-cell office:value-type="float" office:value="-0.0219243231943138">
            <text:p>-0.0219243232</text:p>
          </table:table-cell>
          <table:table-cell office:value-type="float" office:value="-0.00442516958733748">
            <text:p>-0.0044251696</text:p>
          </table:table-cell>
          <table:table-cell office:value-type="float" office:value="-0.0207359231993633">
            <text:p>-0.0207359232</text:p>
          </table:table-cell>
          <table:table-cell office:value-type="float" office:value="0.924206993677058">
            <text:p>0.9242069937</text:p>
          </table:table-cell>
          <table:table-cell office:value-type="float" office:value="0.984550287411037">
            <text:p>0.9845502874</text:p>
          </table:table-cell>
          <table:table-cell office:value-type="float" office:value="0.928267026683651">
            <text:p>0.9282670267</text:p>
          </table:table-cell>
          <table:table-cell office:value-type="float" office:value="-31.2675884902806">
            <text:p>-31.2675884903</text:p>
          </table:table-cell>
          <table:table-cell office:value-type="float" office:value="0">
            <text:p>0</text:p>
          </table:table-cell>
          <table:table-cell office:value-type="float" office:value="-33.0795765949181">
            <text:p>-33.0795765949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34">
            <text:p>534</text:p>
          </table:table-cell>
          <table:table-cell office:value-type="float" office:value="1207">
            <text:p>1207</text:p>
          </table:table-cell>
          <table:table-cell office:value-type="float" office:value="9852">
            <text:p>9852</text:p>
          </table:table-cell>
          <table:table-cell office:value-type="float" office:value="13160">
            <text:p>13160</text:p>
          </table:table-cell>
          <table:table-cell office:value-type="float" office:value="18662">
            <text:p>18662</text:p>
          </table:table-cell>
          <table:table-cell office:value-type="float" office:value="-174.75">
            <text:p>-174.75</text:p>
          </table:table-cell>
          <table:table-cell office:value-type="float" office:value="-219.25">
            <text:p>-219.25</text:p>
          </table:table-cell>
          <table:table-cell office:value-type="float" office:value="-411">
            <text:p>-411</text:p>
          </table:table-cell>
          <table:table-cell office:value-type="float" office:value="-0.017737515225335">
            <text:p>-0.0177375152</text:p>
          </table:table-cell>
          <table:table-cell office:value-type="float" office:value="-0.0166603343465046">
            <text:p>-0.0166603343</text:p>
          </table:table-cell>
          <table:table-cell office:value-type="float" office:value="-0.022023362983603">
            <text:p>-0.022023363</text:p>
          </table:table-cell>
          <table:table-cell office:value-type="float" office:value="0.938535350826211">
            <text:p>0.9385353508</text:p>
          </table:table-cell>
          <table:table-cell office:value-type="float" office:value="0.942232860598687">
            <text:p>0.9422328606</text:p>
          </table:table-cell>
          <table:table-cell office:value-type="float" office:value="0.92386888545092">
            <text:p>0.9238688855</text:p>
          </table:table-cell>
          <table:table-cell table:number-columns-repeated="2" office:value-type="float" office:value="0">
            <text:p>0</text:p>
          </table:table-cell>
          <table:table-cell office:value-type="float" office:value="-31.1254069538164">
            <text:p>-31.1254069538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21">
            <text:p>521</text:p>
          </table:table-cell>
          <table:table-cell office:value-type="float" office:value="1187">
            <text:p>1187</text:p>
          </table:table-cell>
          <table:table-cell office:value-type="float" office:value="9830">
            <text:p>9830</text:p>
          </table:table-cell>
          <table:table-cell office:value-type="float" office:value="13240">
            <text:p>13240</text:p>
          </table:table-cell>
          <table:table-cell office:value-type="float" office:value="18774">
            <text:p>18774</text:p>
          </table:table-cell>
          <table:table-cell office:value-type="float" office:value="-91.75">
            <text:p>-91.75</text:p>
          </table:table-cell>
          <table:table-cell office:value-type="float" office:value="-346.375">
            <text:p>-346.375</text:p>
          </table:table-cell>
          <table:table-cell office:value-type="float" office:value="-363.25">
            <text:p>-363.25</text:p>
          </table:table-cell>
          <table:table-cell office:value-type="float" office:value="-0.00933367243133265">
            <text:p>-0.0093336724</text:p>
          </table:table-cell>
          <table:table-cell office:value-type="float" office:value="-0.026161253776435">
            <text:p>-0.0261612538</text:p>
          </table:table-cell>
          <table:table-cell office:value-type="float" office:value="-0.0193485671673591">
            <text:p>-0.0193485672</text:p>
          </table:table-cell>
          <table:table-cell office:value-type="float" office:value="0.967502896674804">
            <text:p>0.9675028967</text:p>
          </table:table-cell>
          <table:table-cell office:value-type="float" office:value="0.909777057732821">
            <text:p>0.9097770577</text:p>
          </table:table-cell>
          <table:table-cell office:value-type="float" office:value="0.933013774335046">
            <text:p>0.9330137743</text:p>
          </table:table-cell>
          <table:table-cell office:value-type="float" office:value="0">
            <text:p>0</text:p>
          </table:table-cell>
          <table:table-cell office:value-type="float" office:value="-26.1470771916402">
            <text:p>-26.14707719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685">
            <text:p>685</text:p>
          </table:table-cell>
          <table:table-cell table:number-columns-repeated="2" office:value-type="float" office:value="1085">
            <text:p>1085</text:p>
          </table:table-cell>
          <table:table-cell office:value-type="float" office:value="9756">
            <text:p>9756</text:p>
          </table:table-cell>
          <table:table-cell office:value-type="float" office:value="13874">
            <text:p>13874</text:p>
          </table:table-cell>
          <table:table-cell office:value-type="float" office:value="19785">
            <text:p>19785</text:p>
          </table:table-cell>
          <table:table-cell office:value-type="float" office:value="-71.25">
            <text:p>-71.25</text:p>
          </table:table-cell>
          <table:table-cell office:value-type="float" office:value="-239.625">
            <text:p>-239.625</text:p>
          </table:table-cell>
          <table:table-cell office:value-type="float" office:value="-312.375">
            <text:p>-312.375</text:p>
          </table:table-cell>
          <table:table-cell office:value-type="float" office:value="-0.00730319803198032">
            <text:p>-0.007303198</text:p>
          </table:table-cell>
          <table:table-cell office:value-type="float" office:value="-0.0172715150641488">
            <text:p>-0.0172715151</text:p>
          </table:table-cell>
          <table:table-cell office:value-type="float" office:value="-0.0157884761182714">
            <text:p>-0.0157884761</text:p>
          </table:table-cell>
          <table:table-cell office:value-type="float" office:value="0.974543346822998">
            <text:p>0.9745433468</text:p>
          </table:table-cell>
          <table:table-cell office:value-type="float" office:value="0.940134375531397">
            <text:p>0.9401343755</text:p>
          </table:table-cell>
          <table:table-cell office:value-type="float" office:value="0.945228914503199">
            <text:p>0.945228914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9450">
            <text:p>9450</text:p>
          </table:table-cell>
          <table:table-cell office:value-type="float" office:value="12763">
            <text:p>12763</text:p>
          </table:table-cell>
          <table:table-cell office:value-type="float" office:value="20049">
            <text:p>20049</text:p>
          </table:table-cell>
          <table:table-cell office:value-type="float" office:value="-220.75">
            <text:p>-220.75</text:p>
          </table:table-cell>
          <table:table-cell office:value-type="float" office:value="-143">
            <text:p>-143</text:p>
          </table:table-cell>
          <table:table-cell office:value-type="float" office:value="-404.25">
            <text:p>-404.25</text:p>
          </table:table-cell>
          <table:table-cell office:value-type="float" office:value="-0.0233597883597884">
            <text:p>-0.0233597884</text:p>
          </table:table-cell>
          <table:table-cell office:value-type="float" office:value="-0.011204262320771">
            <text:p>-0.0112042623</text:p>
          </table:table-cell>
          <table:table-cell office:value-type="float" office:value="-0.0201631004040102">
            <text:p>-0.0201631004</text:p>
          </table:table-cell>
          <table:table-cell office:value-type="float" office:value="0.91931027297668">
            <text:p>0.919310273</text:p>
          </table:table-cell>
          <table:table-cell office:value-type="float" office:value="0.961031131445841">
            <text:p>0.9610311314</text:p>
          </table:table-cell>
          <table:table-cell office:value-type="float" office:value="0.930225987797053">
            <text:p>0.9302259878</text:p>
          </table:table-cell>
          <table:table-cell office:value-type="float" office:value="-29.3247263591492">
            <text:p>-29.3247263591</text:p>
          </table:table-cell>
          <table:table-cell office:value-type="float" office:value="0">
            <text:p>0</text:p>
          </table:table-cell>
          <table:table-cell office:value-type="float" office:value="-34.0292636357443">
            <text:p>-34.0292636357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507">
            <text:p>507</text:p>
          </table:table-cell>
          <table:table-cell office:value-type="float" office:value="756">
            <text:p>756</text:p>
          </table:table-cell>
          <table:table-cell office:value-type="float" office:value="1146">
            <text:p>1146</text:p>
          </table:table-cell>
          <table:table-cell office:value-type="float" office:value="8930">
            <text:p>8930</text:p>
          </table:table-cell>
          <table:table-cell office:value-type="float" office:value="12498">
            <text:p>12498</text:p>
          </table:table-cell>
          <table:table-cell office:value-type="float" office:value="18194">
            <text:p>18194</text:p>
          </table:table-cell>
          <table:table-cell office:value-type="float" office:value="-79">
            <text:p>-79</text:p>
          </table:table-cell>
          <table:table-cell office:value-type="float" office:value="-239.75">
            <text:p>-239.75</text:p>
          </table:table-cell>
          <table:table-cell office:value-type="float" office:value="-271.25">
            <text:p>-271.25</text:p>
          </table:table-cell>
          <table:table-cell office:value-type="float" office:value="-0.00884658454647256">
            <text:p>-0.0088465845</text:p>
          </table:table-cell>
          <table:table-cell office:value-type="float" office:value="-0.0191830692910866">
            <text:p>-0.0191830693</text:p>
          </table:table-cell>
          <table:table-cell office:value-type="float" office:value="-0.0149087611300429">
            <text:p>-0.0149087611</text:p>
          </table:table-cell>
          <table:table-cell office:value-type="float" office:value="0.969190347721296">
            <text:p>0.9691903477</text:p>
          </table:table-cell>
          <table:table-cell office:value-type="float" office:value="0.933580518170153">
            <text:p>0.9335805182</text:p>
          </table:table-cell>
          <table:table-cell office:value-type="float" office:value="0.948254987515378">
            <text:p>0.94825498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705">
            <text:p>705</text:p>
          </table:table-cell>
          <table:table-cell table:number-columns-repeated="2" office:value-type="float" office:value="1089">
            <text:p>1089</text:p>
          </table:table-cell>
          <table:table-cell office:value-type="float" office:value="8912">
            <text:p>8912</text:p>
          </table:table-cell>
          <table:table-cell office:value-type="float" office:value="12468">
            <text:p>12468</text:p>
          </table:table-cell>
          <table:table-cell office:value-type="float" office:value="18141">
            <text:p>18141</text:p>
          </table:table-cell>
          <table:table-cell office:value-type="float" office:value="-56.75">
            <text:p>-56.75</text:p>
          </table:table-cell>
          <table:table-cell office:value-type="float" office:value="-129">
            <text:p>-129</text:p>
          </table:table-cell>
          <table:table-cell office:value-type="float" office:value="-228.125">
            <text:p>-228.125</text:p>
          </table:table-cell>
          <table:table-cell office:value-type="float" office:value="-0.00636781867145422">
            <text:p>-0.0063678187</text:p>
          </table:table-cell>
          <table:table-cell office:value-type="float" office:value="-0.0103464870067372">
            <text:p>-0.010346487</text:p>
          </table:table-cell>
          <table:table-cell office:value-type="float" office:value="-0.0125751061132242">
            <text:p>-0.0125751061</text:p>
          </table:table-cell>
          <table:table-cell office:value-type="float" office:value="0.97779211091459">
            <text:p>0.9777921109</text:p>
          </table:table-cell>
          <table:table-cell office:value-type="float" office:value="0.963997113071446">
            <text:p>0.9639971131</text:p>
          </table:table-cell>
          <table:table-cell office:value-type="float" office:value="0.956297069859483">
            <text:p>0.95629706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395">
            <text:p>395</text:p>
          </table:table-cell>
          <table:table-cell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8677">
            <text:p>8677</text:p>
          </table:table-cell>
          <table:table-cell office:value-type="float" office:value="12263">
            <text:p>12263</text:p>
          </table:table-cell>
          <table:table-cell office:value-type="float" office:value="18824">
            <text:p>18824</text:p>
          </table:table-cell>
          <table:table-cell office:value-type="float" office:value="-221.75">
            <text:p>-221.75</text:p>
          </table:table-cell>
          <table:table-cell office:value-type="float" office:value="-79.25">
            <text:p>-79.25</text:p>
          </table:table-cell>
          <table:table-cell office:value-type="float" office:value="-294.25">
            <text:p>-294.25</text:p>
          </table:table-cell>
          <table:table-cell office:value-type="float" office:value="-0.0255560677653567">
            <text:p>-0.0255560678</text:p>
          </table:table-cell>
          <table:table-cell office:value-type="float" office:value="-0.00646252956046644">
            <text:p>-0.0064625296</text:p>
          </table:table-cell>
          <table:table-cell office:value-type="float" office:value="-0.0156316404589885">
            <text:p>-0.0156316405</text:p>
          </table:table-cell>
          <table:table-cell office:value-type="float" office:value="0.911833863516522">
            <text:p>0.9118338635</text:p>
          </table:table-cell>
          <table:table-cell office:value-type="float" office:value="0.977463004543474">
            <text:p>0.9774630045</text:p>
          </table:table-cell>
          <table:table-cell office:value-type="float" office:value="0.945768180833081">
            <text:p>0.9457681808</text:p>
          </table:table-cell>
          <table:table-cell office:value-type="float" office:value="-26.7745379852241">
            <text:p>-26.774537985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71">
            <text:p>971</text:p>
          </table:table-cell>
          <table:table-cell office:value-type="float" office:value="604">
            <text:p>604</text:p>
          </table:table-cell>
          <table:table-cell office:value-type="float" office:value="971">
            <text:p>971</text:p>
          </table:table-cell>
          <table:table-cell office:value-type="float" office:value="8660">
            <text:p>8660</text:p>
          </table:table-cell>
          <table:table-cell office:value-type="float" office:value="11800">
            <text:p>11800</text:p>
          </table:table-cell>
          <table:table-cell office:value-type="float" office:value="17284">
            <text:p>17284</text:p>
          </table:table-cell>
          <table:table-cell office:value-type="float" office:value="-191.75">
            <text:p>-191.75</text:p>
          </table:table-cell>
          <table:table-cell office:value-type="float" office:value="-265.625">
            <text:p>-265.625</text:p>
          </table:table-cell>
          <table:table-cell office:value-type="float" office:value="-233.25">
            <text:p>-233.25</text:p>
          </table:table-cell>
          <table:table-cell office:value-type="float" office:value="-0.0221420323325635">
            <text:p>-0.0221420323</text:p>
          </table:table-cell>
          <table:table-cell office:value-type="float" office:value="-0.022510593220339">
            <text:p>-0.0225105932</text:p>
          </table:table-cell>
          <table:table-cell office:value-type="float" office:value="-0.0134951400138857">
            <text:p>-0.01349514</text:p>
          </table:table-cell>
          <table:table-cell office:value-type="float" office:value="0.923463815243828">
            <text:p>0.9234638152</text:p>
          </table:table-cell>
          <table:table-cell office:value-type="float" office:value="0.922206108270791">
            <text:p>0.9222061083</text:p>
          </table:table-cell>
          <table:table-cell office:value-type="float" office:value="0.953123962807229">
            <text:p>0.9531239628</text:p>
          </table:table-cell>
          <table:table-cell office:value-type="float" office:value="-30.9567202121725">
            <text:p>-30.9567202122</text:p>
          </table:table-cell>
          <table:table-cell office:value-type="float" office:value="-30.4441554622704">
            <text:p>-30.44415546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574">
            <text:p>574</text:p>
          </table:table-cell>
          <table:table-cell office:value-type="float" office:value="345">
            <text:p>345</text:p>
          </table:table-cell>
          <table:table-cell office:value-type="float" office:value="931">
            <text:p>931</text:p>
          </table:table-cell>
          <table:table-cell office:value-type="float" office:value="8842">
            <text:p>8842</text:p>
          </table:table-cell>
          <table:table-cell office:value-type="float" office:value="11735">
            <text:p>11735</text:p>
          </table:table-cell>
          <table:table-cell office:value-type="float" office:value="16499">
            <text:p>16499</text:p>
          </table:table-cell>
          <table:table-cell office:value-type="float" office:value="-87.375">
            <text:p>-87.375</text:p>
          </table:table-cell>
          <table:table-cell office:value-type="float" office:value="-150">
            <text:p>-150</text:p>
          </table:table-cell>
          <table:table-cell office:value-type="float" office:value="-314.5">
            <text:p>-314.5</text:p>
          </table:table-cell>
          <table:table-cell office:value-type="float" office:value="-0.00988181406921511">
            <text:p>-0.0098818141</text:p>
          </table:table-cell>
          <table:table-cell office:value-type="float" office:value="-0.0127822752449936">
            <text:p>-0.0127822752</text:p>
          </table:table-cell>
          <table:table-cell office:value-type="float" office:value="-0.0190617613188678">
            <text:p>-0.0190617613</text:p>
          </table:table-cell>
          <table:table-cell office:value-type="float" office:value="0.965605045246372">
            <text:p>0.9656050452</text:p>
          </table:table-cell>
          <table:table-cell office:value-type="float" office:value="0.955582274300982">
            <text:p>0.9555822743</text:p>
          </table:table-cell>
          <table:table-cell office:value-type="float" office:value="0.933996002843335">
            <text:p>0.93399600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office:value-type="float" office:value="346">
            <text:p>346</text:p>
          </table:table-cell>
          <table:table-cell office:value-type="float" office:value="569">
            <text:p>569</text:p>
          </table:table-cell>
          <table:table-cell office:value-type="float" office:value="914">
            <text:p>914</text:p>
          </table:table-cell>
          <table:table-cell office:value-type="float" office:value="8640">
            <text:p>8640</text:p>
          </table:table-cell>
          <table:table-cell office:value-type="float" office:value="12552">
            <text:p>12552</text:p>
          </table:table-cell>
          <table:table-cell office:value-type="float" office:value="17654">
            <text:p>17654</text:p>
          </table:table-cell>
          <table:table-cell office:value-type="float" office:value="-66.25">
            <text:p>-66.25</text:p>
          </table:table-cell>
          <table:table-cell office:value-type="float" office:value="-78">
            <text:p>-78</text:p>
          </table:table-cell>
          <table:table-cell office:value-type="float" office:value="-313.75">
            <text:p>-313.75</text:p>
          </table:table-cell>
          <table:table-cell office:value-type="float" office:value="-0.00766782407407407">
            <text:p>-0.0076678241</text:p>
          </table:table-cell>
          <table:table-cell office:value-type="float" office:value="-0.00621414913957935">
            <text:p>-0.0062141491</text:p>
          </table:table-cell>
          <table:table-cell office:value-type="float" office:value="-0.0177721762773309">
            <text:p>-0.0177721763</text:p>
          </table:table-cell>
          <table:table-cell office:value-type="float" office:value="0.973277854971761">
            <text:p>0.973277855</text:p>
          </table:table-cell>
          <table:table-cell office:value-type="float" office:value="0.978326164684549">
            <text:p>0.9783261647</text:p>
          </table:table-cell>
          <table:table-cell office:value-type="float" office:value="0.938416449518622">
            <text:p>0.938416449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office:value-type="float" office:value="454">
            <text:p>454</text:p>
          </table:table-cell>
          <table:table-cell table:number-columns-repeated="2" office:value-type="float" office:value="1006">
            <text:p>1006</text:p>
          </table:table-cell>
          <table:table-cell office:value-type="float" office:value="8244">
            <text:p>8244</text:p>
          </table:table-cell>
          <table:table-cell office:value-type="float" office:value="12030">
            <text:p>12030</text:p>
          </table:table-cell>
          <table:table-cell office:value-type="float" office:value="18370">
            <text:p>18370</text:p>
          </table:table-cell>
          <table:table-cell office:value-type="float" office:value="-198.875">
            <text:p>-198.875</text:p>
          </table:table-cell>
          <table:table-cell office:value-type="float" office:value="-46.75">
            <text:p>-46.75</text:p>
          </table:table-cell>
          <table:table-cell office:value-type="float" office:value="-238.25">
            <text:p>-238.25</text:p>
          </table:table-cell>
          <table:table-cell office:value-type="float" office:value="-0.0241236050460941">
            <text:p>-0.024123605</text:p>
          </table:table-cell>
          <table:table-cell office:value-type="float" office:value="-0.00388611803823774">
            <text:p>-0.003886118</text:p>
          </table:table-cell>
          <table:table-cell office:value-type="float" office:value="-0.0129695155144257">
            <text:p>-0.0129695155</text:p>
          </table:table-cell>
          <table:table-cell office:value-type="float" office:value="0.916708001046694">
            <text:p>0.916708001</text:p>
          </table:table-cell>
          <table:table-cell office:value-type="float" office:value="0.986428186616446">
            <text:p>0.9864281866</text:p>
          </table:table-cell>
          <table:table-cell office:value-type="float" office:value="0.954936384031561">
            <text:p>0.954936384</text:p>
          </table:table-cell>
          <table:table-cell office:value-type="float" office:value="-28.3851666627356">
            <text:p>-28.385166662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522">
            <text:p>522</text:p>
          </table:table-cell>
          <table:table-cell office:value-type="float" office:value="732">
            <text:p>732</text:p>
          </table:table-cell>
          <table:table-cell office:value-type="float" office:value="1059">
            <text:p>1059</text:p>
          </table:table-cell>
          <table:table-cell office:value-type="float" office:value="8537">
            <text:p>8537</text:p>
          </table:table-cell>
          <table:table-cell office:value-type="float" office:value="11108">
            <text:p>11108</text:p>
          </table:table-cell>
          <table:table-cell office:value-type="float" office:value="16957">
            <text:p>16957</text:p>
          </table:table-cell>
          <table:table-cell office:value-type="float" office:value="-191.875">
            <text:p>-191.875</text:p>
          </table:table-cell>
          <table:table-cell office:value-type="float" office:value="103.625">
            <text:p>103.625</text:p>
          </table:table-cell>
          <table:table-cell office:value-type="float" office:value="-197.75">
            <text:p>-197.75</text:p>
          </table:table-cell>
          <table:table-cell office:value-type="float" office:value="-0.0224756940377182">
            <text:p>-0.022475694</text:p>
          </table:table-cell>
          <table:table-cell office:value-type="float" office:value="0.00932886208138279">
            <text:p>0.0093288621</text:p>
          </table:table-cell>
          <table:table-cell office:value-type="float" office:value="-0.0116618505631892">
            <text:p>-0.0116618506</text:p>
          </table:table-cell>
          <table:table-cell office:value-type="float" office:value="0.922325178240042">
            <text:p>0.9223251782</text:p>
          </table:table-cell>
          <table:table-cell office:value-type="float" office:value="1.0328215915136">
            <text:p>1.0328215915</text:p>
          </table:table-cell>
          <table:table-cell office:value-type="float" office:value="0.959450080595612">
            <text:p>0.9594500806</text:p>
          </table:table-cell>
          <table:table-cell office:value-type="float" office:value="-30.491969937757">
            <text:p>-30.49196993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561">
            <text:p>561</text:p>
          </table:table-cell>
          <table:table-cell table:number-columns-repeated="2" office:value-type="float" office:value="1085">
            <text:p>1085</text:p>
          </table:table-cell>
          <table:table-cell office:value-type="float" office:value="8122">
            <text:p>8122</text:p>
          </table:table-cell>
          <table:table-cell office:value-type="float" office:value="11030">
            <text:p>11030</text:p>
          </table:table-cell>
          <table:table-cell office:value-type="float" office:value="15868">
            <text:p>15868</text:p>
          </table:table-cell>
          <table:table-cell office:value-type="float" office:value="102">
            <text:p>102</text:p>
          </table:table-cell>
          <table:table-cell office:value-type="float" office:value="-162.75">
            <text:p>-162.75</text:p>
          </table:table-cell>
          <table:table-cell office:value-type="float" office:value="-181.125">
            <text:p>-181.125</text:p>
          </table:table-cell>
          <table:table-cell office:value-type="float" office:value="0.0125584831322334">
            <text:p>0.0125584831</text:p>
          </table:table-cell>
          <table:table-cell office:value-type="float" office:value="-0.0147552130553037">
            <text:p>-0.0147552131</text:p>
          </table:table-cell>
          <table:table-cell office:value-type="float" office:value="-0.0114144819763045">
            <text:p>-0.011414482</text:p>
          </table:table-cell>
          <table:table-cell office:value-type="float" office:value="1.04426381334004">
            <text:p>1.0442638133</text:p>
          </table:table-cell>
          <table:table-cell office:value-type="float" office:value="0.948783478278559">
            <text:p>0.9487834783</text:p>
          </table:table-cell>
          <table:table-cell office:value-type="float" office:value="0.960304682264557">
            <text:p>0.960304682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office:value-type="float" office:value="1007">
            <text:p>1007</text:p>
          </table:table-cell>
          <table:table-cell office:value-type="float" office:value="694">
            <text:p>694</text:p>
          </table:table-cell>
          <table:table-cell office:value-type="float" office:value="8354">
            <text:p>8354</text:p>
          </table:table-cell>
          <table:table-cell office:value-type="float" office:value="11032">
            <text:p>11032</text:p>
          </table:table-cell>
          <table:table-cell office:value-type="float" office:value="17237">
            <text:p>17237</text:p>
          </table:table-cell>
          <table:table-cell office:value-type="float" office:value="4.75">
            <text:p>4.75</text:p>
          </table:table-cell>
          <table:table-cell office:value-type="float" office:value="-78">
            <text:p>-78</text:p>
          </table:table-cell>
          <table:table-cell office:value-type="float" office:value="-134.625">
            <text:p>-134.625</text:p>
          </table:table-cell>
          <table:table-cell office:value-type="float" office:value="0.000568589897055303">
            <text:p>0.0005685899</text:p>
          </table:table-cell>
          <table:table-cell office:value-type="float" office:value="-0.007070340826686">
            <text:p>-0.0070703408</text:p>
          </table:table-cell>
          <table:table-cell office:value-type="float" office:value="-0.00781023379938504">
            <text:p>-0.0078102338</text:p>
          </table:table-cell>
          <table:table-cell office:value-type="float" office:value="1.00199069829686">
            <text:p>1.0019906983</text:p>
          </table:table-cell>
          <table:table-cell office:value-type="float" office:value="0.975351786956634">
            <text:p>0.975351787</text:p>
          </table:table-cell>
          <table:table-cell office:value-type="float" office:value="0.972783741216074">
            <text:p>0.97278374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429">
            <text:p>429</text:p>
          </table:table-cell>
          <table:table-cell table:number-columns-repeated="2" office:value-type="float" office:value="626">
            <text:p>626</text:p>
          </table:table-cell>
          <table:table-cell office:value-type="float" office:value="8120">
            <text:p>8120</text:p>
          </table:table-cell>
          <table:table-cell office:value-type="float" office:value="10875">
            <text:p>10875</text:p>
          </table:table-cell>
          <table:table-cell office:value-type="float" office:value="16098">
            <text:p>16098</text:p>
          </table:table-cell>
          <table:table-cell office:value-type="float" office:value="-219.125">
            <text:p>-219.125</text:p>
          </table:table-cell>
          <table:table-cell office:value-type="float" office:value="-89">
            <text:p>-89</text:p>
          </table:table-cell>
          <table:table-cell office:value-type="float" office:value="-49">
            <text:p>-49</text:p>
          </table:table-cell>
          <table:table-cell office:value-type="float" office:value="-0.0269858374384236">
            <text:p>-0.0269858374</text:p>
          </table:table-cell>
          <table:table-cell office:value-type="float" office:value="-0.00818390804597701">
            <text:p>-0.008183908</text:p>
          </table:table-cell>
          <table:table-cell office:value-type="float" office:value="-0.00304385637967449">
            <text:p>-0.0030438564</text:p>
          </table:table-cell>
          <table:table-cell office:value-type="float" office:value="0.906976910393133">
            <text:p>0.9069769104</text:p>
          </table:table-cell>
          <table:table-cell office:value-type="float" office:value="0.971487595486854">
            <text:p>0.9714875955</text:p>
          </table:table-cell>
          <table:table-cell office:value-type="float" office:value="0.989364662191993">
            <text:p>0.9893646622</text:p>
          </table:table-cell>
          <table:table-cell office:value-type="float" office:value="-25.3374371487024">
            <text:p>-25.33743714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office:value-type="float" office:value="360">
            <text:p>360</text:p>
          </table:table-cell>
          <table:table-cell office:value-type="float" office:value="552">
            <text:p>552</text:p>
          </table:table-cell>
          <table:table-cell office:value-type="float" office:value="858">
            <text:p>858</text:p>
          </table:table-cell>
          <table:table-cell office:value-type="float" office:value="8194">
            <text:p>8194</text:p>
          </table:table-cell>
          <table:table-cell office:value-type="float" office:value="10868">
            <text:p>10868</text:p>
          </table:table-cell>
          <table:table-cell office:value-type="float" office:value="16547">
            <text:p>16547</text:p>
          </table:table-cell>
          <table:table-cell office:value-type="float" office:value="-193.5">
            <text:p>-193.5</text:p>
          </table:table-cell>
          <table:table-cell office:value-type="float" office:value="99.875">
            <text:p>99.875</text:p>
          </table:table-cell>
          <table:table-cell office:value-type="float" office:value="-233.75">
            <text:p>-233.75</text:p>
          </table:table-cell>
          <table:table-cell office:value-type="float" office:value="-0.0236148401269221">
            <text:p>-0.0236148401</text:p>
          </table:table-cell>
          <table:table-cell office:value-type="float" office:value="0.00918982333456018">
            <text:p>0.0091898233</text:p>
          </table:table-cell>
          <table:table-cell office:value-type="float" office:value="-0.014126427751254">
            <text:p>-0.0141264278</text:p>
          </table:table-cell>
          <table:table-cell office:value-type="float" office:value="0.918441074477244">
            <text:p>0.9184410745</text:p>
          </table:table-cell>
          <table:table-cell office:value-type="float" office:value="1.03232990926268">
            <text:p>1.0323299093</text:p>
          </table:table-cell>
          <table:table-cell office:value-type="float" office:value="0.950948632554193">
            <text:p>0.9509486326</text:p>
          </table:table-cell>
          <table:table-cell office:value-type="float" office:value="-29.0042320458316">
            <text:p>-29.004232045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361">
            <text:p>361</text:p>
          </table:table-cell>
          <table:table-cell office:value-type="float" office:value="549">
            <text:p>549</text:p>
          </table:table-cell>
          <table:table-cell office:value-type="float" office:value="854">
            <text:p>854</text:p>
          </table:table-cell>
          <table:table-cell office:value-type="float" office:value="7850">
            <text:p>7850</text:p>
          </table:table-cell>
          <table:table-cell office:value-type="float" office:value="10986">
            <text:p>10986</text:p>
          </table:table-cell>
          <table:table-cell office:value-type="float" office:value="18400">
            <text:p>18400</text:p>
          </table:table-cell>
          <table:table-cell office:value-type="float" office:value="158.25">
            <text:p>158.25</text:p>
          </table:table-cell>
          <table:table-cell office:value-type="float" office:value="-155.75">
            <text:p>-155.75</text:p>
          </table:table-cell>
          <table:table-cell office:value-type="float" office:value="-294.125">
            <text:p>-294.125</text:p>
          </table:table-cell>
          <table:table-cell office:value-type="float" office:value="0.0201592356687898">
            <text:p>0.0201592357</text:p>
          </table:table-cell>
          <table:table-cell office:value-type="float" office:value="-0.0141771345348626">
            <text:p>-0.0141771345</text:p>
          </table:table-cell>
          <table:table-cell office:value-type="float" office:value="-0.0159850543478261">
            <text:p>-0.0159850543</text:p>
          </table:table-cell>
          <table:table-cell office:value-type="float" office:value="1.07135385861495">
            <text:p>1.0713538586</text:p>
          </table:table-cell>
          <table:table-cell office:value-type="float" office:value="0.950773971769475">
            <text:p>0.9507739718</text:p>
          </table:table-cell>
          <table:table-cell office:value-type="float" office:value="0.944553132829114">
            <text:p>0.9445531328</text:p>
          </table:table-cell>
          <table:table-cell office:value-type="float" office:value="34.7290249539171">
            <text:p>34.729024953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90">
            <text:p>390</text:p>
          </table:table-cell>
          <table:table-cell office:value-type="float" office:value="880">
            <text:p>880</text:p>
          </table:table-cell>
          <table:table-cell office:value-type="float" office:value="8004">
            <text:p>8004</text:p>
          </table:table-cell>
          <table:table-cell office:value-type="float" office:value="12040">
            <text:p>12040</text:p>
          </table:table-cell>
          <table:table-cell office:value-type="float" office:value="17790">
            <text:p>17790</text:p>
          </table:table-cell>
          <table:table-cell office:value-type="float" office:value="2">
            <text:p>2</text:p>
          </table:table-cell>
          <table:table-cell office:value-type="float" office:value="-99.375">
            <text:p>-99.375</text:p>
          </table:table-cell>
          <table:table-cell office:value-type="float" office:value="-317.75">
            <text:p>-317.75</text:p>
          </table:table-cell>
          <table:table-cell office:value-type="float" office:value="0.000249875062468766">
            <text:p>0.0002498751</text:p>
          </table:table-cell>
          <table:table-cell office:value-type="float" office:value="-0.00825373754152824">
            <text:p>-0.0082537375</text:p>
          </table:table-cell>
          <table:table-cell office:value-type="float" office:value="-0.0178611579539067">
            <text:p>-0.017861158</text:p>
          </table:table-cell>
          <table:table-cell office:value-type="float" office:value="1.00087468509623">
            <text:p>1.0008746851</text:p>
          </table:table-cell>
          <table:table-cell office:value-type="float" office:value="0.971245442004124">
            <text:p>0.971245442</text:p>
          </table:table-cell>
          <table:table-cell office:value-type="float" office:value="0.938111228249697">
            <text:p>0.93811122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office:value-type="float" office:value="461">
            <text:p>461</text:p>
          </table:table-cell>
          <table:table-cell office:value-type="float" office:value="644">
            <text:p>644</text:p>
          </table:table-cell>
          <table:table-cell office:value-type="float" office:value="949">
            <text:p>949</text:p>
          </table:table-cell>
          <table:table-cell office:value-type="float" office:value="7952">
            <text:p>7952</text:p>
          </table:table-cell>
          <table:table-cell office:value-type="float" office:value="11131">
            <text:p>11131</text:p>
          </table:table-cell>
          <table:table-cell office:value-type="float" office:value="15828">
            <text:p>15828</text:p>
          </table:table-cell>
          <table:table-cell office:value-type="float" office:value="-63">
            <text:p>-63</text:p>
          </table:table-cell>
          <table:table-cell office:value-type="float" office:value="-428.25">
            <text:p>-428.25</text:p>
          </table:table-cell>
          <table:table-cell office:value-type="float" office:value="-467.5">
            <text:p>-467.5</text:p>
          </table:table-cell>
          <table:table-cell office:value-type="float" office:value="-0.00792253521126761">
            <text:p>-0.0079225352</text:p>
          </table:table-cell>
          <table:table-cell office:value-type="float" office:value="-0.0384736321983649">
            <text:p>-0.0384736322</text:p>
          </table:table-cell>
          <table:table-cell office:value-type="float" office:value="-0.0295362648471064">
            <text:p>-0.0295362648</text:p>
          </table:table-cell>
          <table:table-cell office:value-type="float" office:value="0.972394149226344">
            <text:p>0.9723941492</text:p>
          </table:table-cell>
          <table:table-cell office:value-type="float" office:value="0.868243519239811">
            <text:p>0.8682435192</text:p>
          </table:table-cell>
          <table:table-cell office:value-type="float" office:value="0.89833295927972">
            <text:p>0.8983329593</text:p>
          </table:table-cell>
          <table:table-cell office:value-type="float" office:value="0">
            <text:p>0</text:p>
          </table:table-cell>
          <table:table-cell office:value-type="float" office:value="-17.6673220079893">
            <text:p>-17.667322008</text:p>
          </table:table-cell>
          <table:table-cell office:value-type="float" office:value="-23.1193600498096">
            <text:p>-23.1193600498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office:value-type="float" office:value="472">
            <text:p>472</text:p>
          </table:table-cell>
          <table:table-cell office:value-type="float" office:value="655">
            <text:p>655</text:p>
          </table:table-cell>
          <table:table-cell office:value-type="float" office:value="958">
            <text:p>958</text:p>
          </table:table-cell>
          <table:table-cell office:value-type="float" office:value="7534">
            <text:p>7534</text:p>
          </table:table-cell>
          <table:table-cell office:value-type="float" office:value="10496">
            <text:p>10496</text:p>
          </table:table-cell>
          <table:table-cell office:value-type="float" office:value="15840">
            <text:p>15840</text:p>
          </table:table-cell>
          <table:table-cell office:value-type="float" office:value="-562.125">
            <text:p>-562.125</text:p>
          </table:table-cell>
          <table:table-cell office:value-type="float" office:value="62.5">
            <text:p>62.5</text:p>
          </table:table-cell>
          <table:table-cell office:value-type="float" office:value="-203.875">
            <text:p>-203.875</text:p>
          </table:table-cell>
          <table:table-cell office:value-type="float" office:value="-0.0746117600212371">
            <text:p>-0.07461176</text:p>
          </table:table-cell>
          <table:table-cell office:value-type="float" office:value="0.0059546493902439">
            <text:p>0.0059546494</text:p>
          </table:table-cell>
          <table:table-cell office:value-type="float" office:value="-0.0128708964646465">
            <text:p>-0.0128708965</text:p>
          </table:table-cell>
          <table:table-cell office:value-type="float" office:value="0.749769992803265">
            <text:p>0.7497699928</text:p>
          </table:table-cell>
          <table:table-cell office:value-type="float" office:value="1.0209107702506">
            <text:p>1.0209107703</text:p>
          </table:table-cell>
          <table:table-cell office:value-type="float" office:value="0.955276555926313">
            <text:p>0.9552765559</text:p>
          </table:table-cell>
          <table:table-cell office:value-type="float" office:value="-8.93900053427418">
            <text:p>-8.939000534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37">
            <text:p>437</text:p>
          </table:table-cell>
          <table:table-cell office:value-type="float" office:value="620">
            <text:p>620</text:p>
          </table:table-cell>
          <table:table-cell office:value-type="float" office:value="919">
            <text:p>919</text:p>
          </table:table-cell>
          <table:table-cell office:value-type="float" office:value="6405">
            <text:p>6405</text:p>
          </table:table-cell>
          <table:table-cell office:value-type="float" office:value="10347">
            <text:p>10347</text:p>
          </table:table-cell>
          <table:table-cell office:value-type="float" office:value="17889">
            <text:p>17889</text:p>
          </table:table-cell>
          <table:table-cell office:value-type="float" office:value="-553.625">
            <text:p>-553.625</text:p>
          </table:table-cell>
          <table:table-cell office:value-type="float" office:value="173.625">
            <text:p>173.625</text:p>
          </table:table-cell>
          <table:table-cell office:value-type="float" office:value="-204.125">
            <text:p>-204.125</text:p>
          </table:table-cell>
          <table:table-cell office:value-type="float" office:value="-0.0864363778298205">
            <text:p>-0.0864363778</text:p>
          </table:table-cell>
          <table:table-cell office:value-type="float" office:value="0.016780226152508">
            <text:p>0.0167802262</text:p>
          </table:table-cell>
          <table:table-cell office:value-type="float" office:value="-0.0114106434121527">
            <text:p>-0.0114106434</text:p>
          </table:table-cell>
          <table:table-cell office:value-type="float" office:value="0.712116322523814">
            <text:p>0.7121163225</text:p>
          </table:table-cell>
          <table:table-cell office:value-type="float" office:value="1.05928268047365">
            <text:p>1.0592826805</text:p>
          </table:table-cell>
          <table:table-cell office:value-type="float" office:value="0.960317945512301">
            <text:p>0.9603179455</text:p>
          </table:table-cell>
          <table:table-cell office:value-type="float" office:value="-7.66736570876113">
            <text:p>-7.667365708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94">
            <text:p>394</text:p>
          </table:table-cell>
          <table:table-cell office:value-type="float" office:value="578">
            <text:p>578</text:p>
          </table:table-cell>
          <table:table-cell office:value-type="float" office:value="871">
            <text:p>871</text:p>
          </table:table-cell>
          <table:table-cell office:value-type="float" office:value="6153">
            <text:p>6153</text:p>
          </table:table-cell>
          <table:table-cell office:value-type="float" office:value="10165">
            <text:p>10165</text:p>
          </table:table-cell>
          <table:table-cell office:value-type="float" office:value="17204">
            <text:p>17204</text:p>
          </table:table-cell>
          <table:table-cell office:value-type="float" office:value="-470.5">
            <text:p>-470.5</text:p>
          </table:table-cell>
          <table:table-cell office:value-type="float" office:value="-241.625">
            <text:p>-241.625</text:p>
          </table:table-cell>
          <table:table-cell office:value-type="float" office:value="-146.5">
            <text:p>-146.5</text:p>
          </table:table-cell>
          <table:table-cell office:value-type="float" office:value="-0.0764667641800748">
            <text:p>-0.0764667642</text:p>
          </table:table-cell>
          <table:table-cell office:value-type="float" office:value="-0.0237702902115101">
            <text:p>-0.0237702902</text:p>
          </table:table-cell>
          <table:table-cell office:value-type="float" office:value="-0.00851546152057661">
            <text:p>-0.0085154615</text:p>
          </table:table-cell>
          <table:table-cell office:value-type="float" office:value="0.743826770777114">
            <text:p>0.7438267708</text:p>
          </table:table-cell>
          <table:table-cell office:value-type="float" office:value="0.917911436585324">
            <text:p>0.9179114366</text:p>
          </table:table-cell>
          <table:table-cell office:value-type="float" office:value="0.970338010324402">
            <text:p>0.9703380103</text:p>
          </table:table-cell>
          <table:table-cell office:value-type="float" office:value="-8.71351765101072">
            <text:p>-8.713517651</text:p>
          </table:table-cell>
          <table:table-cell office:value-type="float" office:value="-28.8122689536081">
            <text:p>-28.81226895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44">
            <text:p>344</text:p>
          </table:table-cell>
          <table:table-cell table:number-columns-repeated="2" office:value-type="float" office:value="815">
            <text:p>815</text:p>
          </table:table-cell>
          <table:table-cell office:value-type="float" office:value="5124">
            <text:p>5124</text:p>
          </table:table-cell>
          <table:table-cell office:value-type="float" office:value="10022">
            <text:p>10022</text:p>
          </table:table-cell>
          <table:table-cell office:value-type="float" office:value="15332">
            <text:p>15332</text:p>
          </table:table-cell>
          <table:table-cell office:value-type="float" office:value="-304.5">
            <text:p>-304.5</text:p>
          </table:table-cell>
          <table:table-cell office:value-type="float" office:value="-12.125">
            <text:p>-12.125</text:p>
          </table:table-cell>
          <table:table-cell office:value-type="float" office:value="-498.375">
            <text:p>-498.375</text:p>
          </table:table-cell>
          <table:table-cell office:value-type="float" office:value="-0.0594262295081967">
            <text:p>-0.0594262295</text:p>
          </table:table-cell>
          <table:table-cell office:value-type="float" office:value="-0.00120983835561764">
            <text:p>-0.0012098384</text:p>
          </table:table-cell>
          <table:table-cell office:value-type="float" office:value="-0.0325055439603444">
            <text:p>-0.032505544</text:p>
          </table:table-cell>
          <table:table-cell office:value-type="float" office:value="0.798929891158291">
            <text:p>0.7989298912</text:p>
          </table:table-cell>
          <table:table-cell office:value-type="float" office:value="0.995768434624678">
            <text:p>0.9957684346</text:p>
          </table:table-cell>
          <table:table-cell office:value-type="float" office:value="0.888301552499584">
            <text:p>0.8883015525</text:p>
          </table:table-cell>
          <table:table-cell office:value-type="float" office:value="-11.3138817495405">
            <text:p>-11.3138817495</text:p>
          </table:table-cell>
          <table:table-cell office:value-type="float" office:value="0">
            <text:p>0</text:p>
          </table:table-cell>
          <table:table-cell office:value-type="float" office:value="-20.9754856974841">
            <text:p>-20.9754856975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90">
            <text:p>290</text:p>
          </table:table-cell>
          <table:table-cell table:number-columns-repeated="2" office:value-type="float" office:value="754">
            <text:p>754</text:p>
          </table:table-cell>
          <table:table-cell office:value-type="float" office:value="4725">
            <text:p>4725</text:p>
          </table:table-cell>
          <table:table-cell office:value-type="float" office:value="9393">
            <text:p>9393</text:p>
          </table:table-cell>
          <table:table-cell office:value-type="float" office:value="15568">
            <text:p>15568</text:p>
          </table:table-cell>
          <table:table-cell office:value-type="float" office:value="-177.875">
            <text:p>-177.875</text:p>
          </table:table-cell>
          <table:table-cell office:value-type="float" office:value="-331">
            <text:p>-331</text:p>
          </table:table-cell>
          <table:table-cell office:value-type="float" office:value="-162.75">
            <text:p>-162.75</text:p>
          </table:table-cell>
          <table:table-cell office:value-type="float" office:value="-0.0376455026455026">
            <text:p>-0.0376455026</text:p>
          </table:table-cell>
          <table:table-cell office:value-type="float" office:value="-0.0352390077717449">
            <text:p>-0.0352390078</text:p>
          </table:table-cell>
          <table:table-cell office:value-type="float" office:value="-0.0104541366906475">
            <text:p>-0.0104541367</text:p>
          </table:table-cell>
          <table:table-cell office:value-type="float" office:value="0.871018421124829">
            <text:p>0.8710184211</text:p>
          </table:table-cell>
          <table:table-cell office:value-type="float" office:value="0.879097376629618">
            <text:p>0.8790973766</text:p>
          </table:table-cell>
          <table:table-cell office:value-type="float" office:value="0.963624727971669">
            <text:p>0.963624728</text:p>
          </table:table-cell>
          <table:table-cell office:value-type="float" office:value="-18.0636930692482">
            <text:p>-18.0636930692</text:p>
          </table:table-cell>
          <table:table-cell office:value-type="float" office:value="-19.3212378256669">
            <text:p>-19.32123782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float" office:value="501">
            <text:p>501</text:p>
          </table:table-cell>
          <table:table-cell office:value-type="float" office:value="782">
            <text:p>782</text:p>
          </table:table-cell>
          <table:table-cell office:value-type="float" office:value="5607">
            <text:p>5607</text:p>
          </table:table-cell>
          <table:table-cell office:value-type="float" office:value="9856">
            <text:p>9856</text:p>
          </table:table-cell>
          <table:table-cell office:value-type="float" office:value="17379">
            <text:p>17379</text:p>
          </table:table-cell>
          <table:table-cell office:value-type="float" office:value="-31.5">
            <text:p>-31.5</text:p>
          </table:table-cell>
          <table:table-cell office:value-type="float" office:value="-145.875">
            <text:p>-145.875</text:p>
          </table:table-cell>
          <table:table-cell office:value-type="float" office:value="-377.5">
            <text:p>-377.5</text:p>
          </table:table-cell>
          <table:table-cell office:value-type="float" office:value="-0.00561797752808989">
            <text:p>-0.0056179775</text:p>
          </table:table-cell>
          <table:table-cell office:value-type="float" office:value="-0.0148006290584416">
            <text:p>-0.0148006291</text:p>
          </table:table-cell>
          <table:table-cell office:value-type="float" office:value="-0.0217216180447667">
            <text:p>-0.021721618</text:p>
          </table:table-cell>
          <table:table-cell office:value-type="float" office:value="0.980398939527837">
            <text:p>0.9803989395</text:p>
          </table:table-cell>
          <table:table-cell office:value-type="float" office:value="0.948627153191685">
            <text:p>0.9486271532</text:p>
          </table:table-cell>
          <table:table-cell office:value-type="float" office:value="0.924899121076663">
            <text:p>0.9248991211</text:p>
          </table:table-cell>
          <table:table-cell table:number-columns-repeated="2" office:value-type="float" office:value="0">
            <text:p>0</text:p>
          </table:table-cell>
          <table:table-cell office:value-type="float" office:value="-31.5626343288671">
            <text:p>-31.5626343289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59">
            <text:p>359</text:p>
          </table:table-cell>
          <table:table-cell office:value-type="float" office:value="811">
            <text:p>811</text:p>
          </table:table-cell>
          <table:table-cell office:value-type="float" office:value="6153">
            <text:p>6153</text:p>
          </table:table-cell>
          <table:table-cell office:value-type="float" office:value="9702">
            <text:p>9702</text:p>
          </table:table-cell>
          <table:table-cell office:value-type="float" office:value="16710">
            <text:p>16710</text:p>
          </table:table-cell>
          <table:table-cell office:value-type="float" office:value="-470.5">
            <text:p>-470.5</text:p>
          </table:table-cell>
          <table:table-cell office:value-type="float" office:value="-388.5">
            <text:p>-388.5</text:p>
          </table:table-cell>
          <table:table-cell office:value-type="float" office:value="-490">
            <text:p>-490</text:p>
          </table:table-cell>
          <table:table-cell office:value-type="float" office:value="-0.0764667641800748">
            <text:p>-0.0764667642</text:p>
          </table:table-cell>
          <table:table-cell office:value-type="float" office:value="-0.04004329004329">
            <text:p>-0.04004329</text:p>
          </table:table-cell>
          <table:table-cell office:value-type="float" office:value="-0.0293237582286056">
            <text:p>-0.0293237582</text:p>
          </table:table-cell>
          <table:table-cell office:value-type="float" office:value="0.743826770777114">
            <text:p>0.7438267708</text:p>
          </table:table-cell>
          <table:table-cell office:value-type="float" office:value="0.862991276400367">
            <text:p>0.8629912764</text:p>
          </table:table-cell>
          <table:table-cell office:value-type="float" office:value="0.899052216481314">
            <text:p>0.8990522165</text:p>
          </table:table-cell>
          <table:table-cell office:value-type="float" office:value="-8.71351765101072">
            <text:p>-8.713517651</text:p>
          </table:table-cell>
          <table:table-cell office:value-type="float" office:value="-16.9610117061951">
            <text:p>-16.9610117062</text:p>
          </table:table-cell>
          <table:table-cell office:value-type="float" office:value="-23.2894407407666">
            <text:p>-23.2894407408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514">
            <text:p>514</text:p>
          </table:table-cell>
          <table:table-cell office:value-type="float" office:value="789">
            <text:p>789</text:p>
          </table:table-cell>
          <table:table-cell office:value-type="float" office:value="5124">
            <text:p>5124</text:p>
          </table:table-cell>
          <table:table-cell office:value-type="float" office:value="8918">
            <text:p>8918</text:p>
          </table:table-cell>
          <table:table-cell office:value-type="float" office:value="14870">
            <text:p>14870</text:p>
          </table:table-cell>
          <table:table-cell office:value-type="float" office:value="-304.5">
            <text:p>-304.5</text:p>
          </table:table-cell>
          <table:table-cell office:value-type="float" office:value="-366.375">
            <text:p>-366.375</text:p>
          </table:table-cell>
          <table:table-cell office:value-type="float" office:value="-548">
            <text:p>-548</text:p>
          </table:table-cell>
          <table:table-cell office:value-type="float" office:value="-0.0594262295081967">
            <text:p>-0.0594262295</text:p>
          </table:table-cell>
          <table:table-cell office:value-type="float" office:value="-0.041082641847948">
            <text:p>-0.0410826418</text:p>
          </table:table-cell>
          <table:table-cell office:value-type="float" office:value="-0.036852723604573">
            <text:p>-0.0368527236</text:p>
          </table:table-cell>
          <table:table-cell office:value-type="float" office:value="0.798929891158291">
            <text:p>0.7989298912</text:p>
          </table:table-cell>
          <table:table-cell office:value-type="float" office:value="0.859518809116147">
            <text:p>0.8595188091</text:p>
          </table:table-cell>
          <table:table-cell office:value-type="float" office:value="0.873677388928662">
            <text:p>0.8736773889</text:p>
          </table:table-cell>
          <table:table-cell office:value-type="float" office:value="-11.3138817495405">
            <text:p>-11.3138817495</text:p>
          </table:table-cell>
          <table:table-cell office:value-type="float" office:value="-16.5230239559727">
            <text:p>-16.523023956</text:p>
          </table:table-cell>
          <table:table-cell office:value-type="float" office:value="-18.4598315904724">
            <text:p>-18.4598315905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36">
            <text:p>336</text:p>
          </table:table-cell>
          <table:table-cell table:number-columns-repeated="2" office:value-type="float" office:value="772">
            <text:p>772</text:p>
          </table:table-cell>
          <table:table-cell office:value-type="float" office:value="4725">
            <text:p>4725</text:p>
          </table:table-cell>
          <table:table-cell office:value-type="float" office:value="8610">
            <text:p>8610</text:p>
          </table:table-cell>
          <table:table-cell office:value-type="float" office:value="12921">
            <text:p>12921</text:p>
          </table:table-cell>
          <table:table-cell office:value-type="float" office:value="-177.875">
            <text:p>-177.875</text:p>
          </table:table-cell>
          <table:table-cell office:value-type="float" office:value="-143.375">
            <text:p>-143.375</text:p>
          </table:table-cell>
          <table:table-cell office:value-type="float" office:value="-651.875">
            <text:p>-651.875</text:p>
          </table:table-cell>
          <table:table-cell office:value-type="float" office:value="-0.0376455026455026">
            <text:p>-0.0376455026</text:p>
          </table:table-cell>
          <table:table-cell office:value-type="float" office:value="-0.0166521486643438">
            <text:p>-0.0166521487</text:p>
          </table:table-cell>
          <table:table-cell office:value-type="float" office:value="-0.0504508165002709">
            <text:p>-0.0504508165</text:p>
          </table:table-cell>
          <table:table-cell office:value-type="float" office:value="0.871018421124829">
            <text:p>0.8710184211</text:p>
          </table:table-cell>
          <table:table-cell office:value-type="float" office:value="0.94226097602287">
            <text:p>0.942260976</text:p>
          </table:table-cell>
          <table:table-cell office:value-type="float" office:value="0.828410900624718">
            <text:p>0.8284109006</text:p>
          </table:table-cell>
          <table:table-cell office:value-type="float" office:value="-18.0636930692482">
            <text:p>-18.0636930692</text:p>
          </table:table-cell>
          <table:table-cell office:value-type="float" office:value="0">
            <text:p>0</text:p>
          </table:table-cell>
          <table:table-cell office:value-type="float" office:value="-13.3895039525415">
            <text:p>-13.3895039525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3">
            <text:p>3</text:p>
          </table:table-cell>
          <table:table-cell office:value-type="float" office:value="340">
            <text:p>340</text:p>
          </table:table-cell>
          <table:table-cell office:value-type="float" office:value="767">
            <text:p>767</text:p>
          </table:table-cell>
          <table:table-cell office:value-type="float" office:value="340">
            <text:p>340</text:p>
          </table:table-cell>
          <table:table-cell office:value-type="float" office:value="5607">
            <text:p>5607</text:p>
          </table:table-cell>
          <table:table-cell office:value-type="float" office:value="7956">
            <text:p>7956</text:p>
          </table:table-cell>
          <table:table-cell office:value-type="float" office:value="12892">
            <text:p>12892</text:p>
          </table:table-cell>
          <table:table-cell office:value-type="float" office:value="-31.5">
            <text:p>-31.5</text:p>
          </table:table-cell>
          <table:table-cell office:value-type="float" office:value="19.5">
            <text:p>19.5</text:p>
          </table:table-cell>
          <table:table-cell office:value-type="float" office:value="258.5">
            <text:p>258.5</text:p>
          </table:table-cell>
          <table:table-cell office:value-type="float" office:value="-0.00561797752808989">
            <text:p>-0.0056179775</text:p>
          </table:table-cell>
          <table:table-cell office:value-type="float" office:value="0.00245098039215686">
            <text:p>0.0024509804</text:p>
          </table:table-cell>
          <table:table-cell office:value-type="float" office:value="0.0200511945392491">
            <text:p>0.0200511945</text:p>
          </table:table-cell>
          <table:table-cell office:value-type="float" office:value="0.980398939527837">
            <text:p>0.9803989395</text:p>
          </table:table-cell>
          <table:table-cell office:value-type="float" office:value="1.00859020569012">
            <text:p>1.0085902057</text:p>
          </table:table-cell>
          <table:table-cell office:value-type="float" office:value="1.07096719967618">
            <text:p>1.0709671997</text:p>
          </table:table-cell>
          <table:table-cell table:number-columns-repeated="2" office:value-type="float" office:value="0">
            <text:p>0</text:p>
          </table:table-cell>
          <table:table-cell office:value-type="float" office:value="34.9142990080322">
            <text:p>34.914299008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79">
            <text:p>279</text:p>
          </table:table-cell>
          <table:table-cell office:value-type="float" office:value="5124">
            <text:p>5124</text:p>
          </table:table-cell>
          <table:table-cell office:value-type="float" office:value="7938">
            <text:p>7938</text:p>
          </table:table-cell>
          <table:table-cell office:value-type="float" office:value="12936">
            <text:p>12936</text:p>
          </table:table-cell>
          <table:table-cell office:value-type="float" office:value="-97.125">
            <text:p>-97.125</text:p>
          </table:table-cell>
          <table:table-cell office:value-type="float" office:value="-290.5">
            <text:p>-290.5</text:p>
          </table:table-cell>
          <table:table-cell office:value-type="float" office:value="-499.625">
            <text:p>-499.625</text:p>
          </table:table-cell>
          <table:table-cell office:value-type="float" office:value="-0.0189549180327869">
            <text:p>-0.018954918</text:p>
          </table:table-cell>
          <table:table-cell office:value-type="float" office:value="-0.0365961199294533">
            <text:p>-0.0365961199</text:p>
          </table:table-cell>
          <table:table-cell office:value-type="float" office:value="-0.0386228354978355">
            <text:p>-0.0386228355</text:p>
          </table:table-cell>
          <table:table-cell office:value-type="float" office:value="0.9343619931638">
            <text:p>0.9343619932</text:p>
          </table:table-cell>
          <table:table-cell office:value-type="float" office:value="0.87453856119494">
            <text:p>0.8745385612</text:p>
          </table:table-cell>
          <table:table-cell office:value-type="float" office:value="0.867743853664486">
            <text:p>0.8677438537</text:p>
          </table:table-cell>
          <table:table-cell office:value-type="float" office:value="0">
            <text:p>0</text:p>
          </table:table-cell>
          <table:table-cell office:value-type="float" office:value="-18.5917284227223">
            <text:p>-18.5917284227</text:p>
          </table:table-cell>
          <table:table-cell office:value-type="float" office:value="-17.59771507923">
            <text:p>-17.5977150792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71">
            <text:p>271</text:p>
          </table:table-cell>
          <table:table-cell office:value-type="float" office:value="4725">
            <text:p>4725</text:p>
          </table:table-cell>
          <table:table-cell office:value-type="float" office:value="7904">
            <text:p>7904</text:p>
          </table:table-cell>
          <table:table-cell office:value-type="float" office:value="13376">
            <text:p>13376</text:p>
          </table:table-cell>
          <table:table-cell office:value-type="float" office:value="-44.625">
            <text:p>-44.625</text:p>
          </table:table-cell>
          <table:table-cell office:value-type="float" office:value="52">
            <text:p>52</text:p>
          </table:table-cell>
          <table:table-cell office:value-type="float" office:value="-338">
            <text:p>-338</text:p>
          </table:table-cell>
          <table:table-cell office:value-type="float" office:value="-0.00944444444444444">
            <text:p>-0.0094444444</text:p>
          </table:table-cell>
          <table:table-cell office:value-type="float" office:value="0.00657894736842105">
            <text:p>0.0065789474</text:p>
          </table:table-cell>
          <table:table-cell office:value-type="float" office:value="-0.0252691387559809">
            <text:p>-0.0252691388</text:p>
          </table:table-cell>
          <table:table-cell office:value-type="float" office:value="0.967119271604938">
            <text:p>0.9671192716</text:p>
          </table:table-cell>
          <table:table-cell office:value-type="float" office:value="1.02311114958449">
            <text:p>1.0231111496</text:p>
          </table:table-cell>
          <table:table-cell office:value-type="float" office:value="0.912809531926066">
            <text:p>0.9128095319</text:p>
          </table:table-cell>
          <table:table-cell table:number-columns-repeated="2" office:value-type="float" office:value="0">
            <text:p>0</text:p>
          </table:table-cell>
          <table:table-cell office:value-type="float" office:value="-27.0825299797458">
            <text:p>-27.0825299797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3">
            <text:p>3</text:p>
          </table:table-cell>
          <table:table-cell office:value-type="float" office:value="466">
            <text:p>466</text:p>
          </table:table-cell>
          <table:table-cell office:value-type="float" office:value="708">
            <text:p>708</text:p>
          </table:table-cell>
          <table:table-cell office:value-type="float" office:value="311">
            <text:p>311</text:p>
          </table:table-cell>
          <table:table-cell office:value-type="float" office:value="5586">
            <text:p>5586</text:p>
          </table:table-cell>
          <table:table-cell office:value-type="float" office:value="7917">
            <text:p>7917</text:p>
          </table:table-cell>
          <table:table-cell office:value-type="float" office:value="12804">
            <text:p>12804</text:p>
          </table:table-cell>
          <table:table-cell office:value-type="float" office:value="-56">
            <text:p>-56</text:p>
          </table:table-cell>
          <table:table-cell office:value-type="float" office:value="-105.625">
            <text:p>-105.625</text:p>
          </table:table-cell>
          <table:table-cell office:value-type="float" office:value="30.875">
            <text:p>30.875</text:p>
          </table:table-cell>
          <table:table-cell office:value-type="float" office:value="-0.0100250626566416">
            <text:p>-0.0100250627</text:p>
          </table:table-cell>
          <table:table-cell office:value-type="float" office:value="-0.0133415435139573">
            <text:p>-0.0133415435</text:p>
          </table:table-cell>
          <table:table-cell office:value-type="float" office:value="0.00241135582630428">
            <text:p>0.0024113558</text:p>
          </table:table-cell>
          <table:table-cell office:value-type="float" office:value="0.965109264389043">
            <text:p>0.9651092644</text:p>
          </table:table-cell>
          <table:table-cell office:value-type="float" office:value="0.953653471396486">
            <text:p>0.9536534714</text:p>
          </table:table-cell>
          <table:table-cell office:value-type="float" office:value="1.00845114208043">
            <text:p>1.008451142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91">
            <text:p>491</text:p>
          </table:table-cell>
          <table:table-cell office:value-type="float" office:value="341">
            <text:p>341</text:p>
          </table:table-cell>
          <table:table-cell office:value-type="float" office:value="5922">
            <text:p>5922</text:p>
          </table:table-cell>
          <table:table-cell office:value-type="float" office:value="8170">
            <text:p>8170</text:p>
          </table:table-cell>
          <table:table-cell office:value-type="float" office:value="13816">
            <text:p>13816</text:p>
          </table:table-cell>
          <table:table-cell office:value-type="float" office:value="-71.75">
            <text:p>-71.75</text:p>
          </table:table-cell>
          <table:table-cell office:value-type="float" office:value="-61.75">
            <text:p>-61.75</text:p>
          </table:table-cell>
          <table:table-cell office:value-type="float" office:value="-115.5">
            <text:p>-115.5</text:p>
          </table:table-cell>
          <table:table-cell office:value-type="float" office:value="-0.0121158392434988">
            <text:p>-0.0121158392</text:p>
          </table:table-cell>
          <table:table-cell office:value-type="float" office:value="-0.00755813953488372">
            <text:p>-0.0075581395</text:p>
          </table:table-cell>
          <table:table-cell office:value-type="float" office:value="-0.00835987261146497">
            <text:p>-0.0083598726</text:p>
          </table:table-cell>
          <table:table-cell office:value-type="float" office:value="0.95788227802648">
            <text:p>0.957882278</text:p>
          </table:table-cell>
          <table:table-cell office:value-type="float" office:value="0.973658477555435">
            <text:p>0.9736584776</text:p>
          </table:table-cell>
          <table:table-cell office:value-type="float" office:value="0.970877425301229">
            <text:p>0.970877425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3">
            <text:p>3</text:p>
          </table:table-cell>
          <table:table-cell office:value-type="float" office:value="308">
            <text:p>308</text:p>
          </table:table-cell>
          <table:table-cell office:value-type="float" office:value="687">
            <text:p>687</text:p>
          </table:table-cell>
          <table:table-cell office:value-type="float" office:value="308">
            <text:p>308</text:p>
          </table:table-cell>
          <table:table-cell office:value-type="float" office:value="5670">
            <text:p>5670</text:p>
          </table:table-cell>
          <table:table-cell office:value-type="float" office:value="8176">
            <text:p>8176</text:p>
          </table:table-cell>
          <table:table-cell office:value-type="float" office:value="13552">
            <text:p>13552</text:p>
          </table:table-cell>
          <table:table-cell office:value-type="float" office:value="36.75">
            <text:p>36.75</text:p>
          </table:table-cell>
          <table:table-cell office:value-type="float" office:value="-26.25">
            <text:p>-26.25</text:p>
          </table:table-cell>
          <table:table-cell office:value-type="float" office:value="-77">
            <text:p>-77</text:p>
          </table:table-cell>
          <table:table-cell office:value-type="float" office:value="0.00648148148148148">
            <text:p>0.0064814815</text:p>
          </table:table-cell>
          <table:table-cell office:value-type="float" office:value="-0.00321061643835616">
            <text:p>-0.0032106164</text:p>
          </table:table-cell>
          <table:table-cell office:value-type="float" office:value="-0.00568181818181818">
            <text:p>-0.0056818182</text:p>
          </table:table-cell>
          <table:table-cell office:value-type="float" office:value="1.02276752400549">
            <text:p>1.022767524</text:p>
          </table:table-cell>
          <table:table-cell office:value-type="float" office:value="0.988783046259265">
            <text:p>0.9887830463</text:p>
          </table:table-cell>
          <table:table-cell office:value-type="float" office:value="0.980176911157025">
            <text:p>0.98017691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05">
            <text:p>305</text:p>
          </table:table-cell>
          <table:table-cell office:value-type="float" office:value="5460">
            <text:p>5460</text:p>
          </table:table-cell>
          <table:table-cell office:value-type="float" office:value="7982">
            <text:p>7982</text:p>
          </table:table-cell>
          <table:table-cell office:value-type="float" office:value="13508">
            <text:p>13508</text:p>
          </table:table-cell>
          <table:table-cell office:value-type="float" office:value="7.875">
            <text:p>7.875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float" office:value="0.00144230769230769">
            <text:p>0.0014423077</text:p>
          </table:table-cell>
          <table:table-cell table:number-columns-repeated="2" office:value-type="float" office:value="0.00325732899022801">
            <text:p>0.003257329</text:p>
          </table:table-cell>
          <table:table-cell office:value-type="float" office:value="1.00505215421598">
            <text:p>1.0050521542</text:p>
          </table:table-cell>
          <table:table-cell table:number-columns-repeated="2" office:value-type="float" office:value="1.01142144744241">
            <text:p>1.01142144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33">
            <text:p>433</text:p>
          </table:table-cell>
          <table:table-cell office:value-type="float" office:value="293">
            <text:p>293</text:p>
          </table:table-cell>
          <table:table-cell office:value-type="float" office:value="5824">
            <text:p>5824</text:p>
          </table:table-cell>
          <table:table-cell office:value-type="float" office:value="7980">
            <text:p>7980</text:p>
          </table:table-cell>
          <table:table-cell office:value-type="float" office:value="13464">
            <text:p>13464</text:p>
          </table:table-cell>
          <table:table-cell office:value-type="float" office:value="54.25">
            <text:p>54.25</text:p>
          </table:table-cell>
          <table:table-cell office:value-type="float" office:value="17.5">
            <text:p>17.5</text:p>
          </table:table-cell>
          <table:table-cell office:value-type="float" office:value="-55">
            <text:p>-55</text:p>
          </table:table-cell>
          <table:table-cell office:value-type="float" office:value="0.00931490384615385">
            <text:p>0.0093149038</text:p>
          </table:table-cell>
          <table:table-cell office:value-type="float" office:value="0.00219298245614035">
            <text:p>0.0021929825</text:p>
          </table:table-cell>
          <table:table-cell office:value-type="float" office:value="-0.00408496732026144">
            <text:p>-0.0040849673</text:p>
          </table:table-cell>
          <table:table-cell office:value-type="float" office:value="1.03277222763152">
            <text:p>1.0327722276</text:p>
          </table:table-cell>
          <table:table-cell office:value-type="float" office:value="1.00768486457372">
            <text:p>1.0076848646</text:p>
          </table:table-cell>
          <table:table-cell office:value-type="float" office:value="0.98573532081678">
            <text:p>0.98573532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3">
            <text:p>3</text:p>
          </table:table-cell>
          <table:table-cell office:value-type="float" office:value="244">
            <text:p>244</text:p>
          </table:table-cell>
          <table:table-cell office:value-type="float" office:value="601">
            <text:p>601</text:p>
          </table:table-cell>
          <table:table-cell office:value-type="float" office:value="244">
            <text:p>244</text:p>
          </table:table-cell>
          <table:table-cell office:value-type="float" office:value="5440">
            <text:p>5440</text:p>
          </table:table-cell>
          <table:table-cell office:value-type="float" office:value="8073">
            <text:p>8073</text:p>
          </table:table-cell>
          <table:table-cell office:value-type="float" office:value="13816">
            <text:p>13816</text:p>
          </table:table-cell>
          <table:table-cell office:value-type="float" office:value="-150.625">
            <text:p>-150.625</text:p>
          </table:table-cell>
          <table:table-cell office:value-type="float" office:value="-48.75">
            <text:p>-48.75</text:p>
          </table:table-cell>
          <table:table-cell office:value-type="float" office:value="-115.5">
            <text:p>-115.5</text:p>
          </table:table-cell>
          <table:table-cell office:value-type="float" office:value="-0.0276884191176471">
            <text:p>-0.0276884191</text:p>
          </table:table-cell>
          <table:table-cell office:value-type="float" office:value="-0.00603864734299517">
            <text:p>-0.0060386473</text:p>
          </table:table-cell>
          <table:table-cell office:value-type="float" office:value="-0.00835987261146497">
            <text:p>-0.0083598726</text:p>
          </table:table-cell>
          <table:table-cell office:value-type="float" office:value="0.904593164252575">
            <text:p>0.9045931643</text:p>
          </table:table-cell>
          <table:table-cell office:value-type="float" office:value="0.978936206212514">
            <text:p>0.9789362062</text:p>
          </table:table-cell>
          <table:table-cell office:value-type="float" office:value="0.970877425301229">
            <text:p>0.9708774253</text:p>
          </table:table-cell>
          <table:table-cell office:value-type="float" office:value="-24.6856346489537">
            <text:p>-24.68563464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3">
            <text:p>3</text:p>
          </table:table-cell>
          <table:table-cell office:value-type="float" office:value="225">
            <text:p>225</text:p>
          </table:table-cell>
          <table:table-cell office:value-type="float" office:value="574">
            <text:p>574</text:p>
          </table:table-cell>
          <table:table-cell office:value-type="float" office:value="225">
            <text:p>225</text:p>
          </table:table-cell>
          <table:table-cell office:value-type="float" office:value="5120">
            <text:p>5120</text:p>
          </table:table-cell>
          <table:table-cell office:value-type="float" office:value="7995">
            <text:p>7995</text:p>
          </table:table-cell>
          <table:table-cell office:value-type="float" office:value="13552">
            <text:p>13552</text:p>
          </table:table-cell>
          <table:table-cell office:value-type="float" office:value="15.5">
            <text:p>15.5</text:p>
          </table:table-cell>
          <table:table-cell office:value-type="float" office:value="-29.25">
            <text:p>-29.25</text:p>
          </table:table-cell>
          <table:table-cell office:value-type="float" office:value="-77">
            <text:p>-77</text:p>
          </table:table-cell>
          <table:table-cell office:value-type="float" office:value="0.00302734375">
            <text:p>0.0030273438</text:p>
          </table:table-cell>
          <table:table-cell office:value-type="float" office:value="-0.00365853658536585">
            <text:p>-0.0036585366</text:p>
          </table:table-cell>
          <table:table-cell office:value-type="float" office:value="-0.00568181818181818">
            <text:p>-0.0056818182</text:p>
          </table:table-cell>
          <table:table-cell office:value-type="float" office:value="1.01061366615295">
            <text:p>1.0106136662</text:p>
          </table:table-cell>
          <table:table-cell office:value-type="float" office:value="0.987221356335515">
            <text:p>0.9872213563</text:p>
          </table:table-cell>
          <table:table-cell office:value-type="float" office:value="0.980176911157025">
            <text:p>0.98017691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3">
            <text:p>3</text:p>
          </table:table-cell>
          <table:table-cell office:value-type="float" office:value="267">
            <text:p>267</text:p>
          </table:table-cell>
          <table:table-cell office:value-type="float" office:value="609">
            <text:p>609</text:p>
          </table:table-cell>
          <table:table-cell office:value-type="float" office:value="267">
            <text:p>267</text:p>
          </table:table-cell>
          <table:table-cell office:value-type="float" office:value="5360">
            <text:p>5360</text:p>
          </table:table-cell>
          <table:table-cell office:value-type="float" office:value="7995">
            <text:p>7995</text:p>
          </table:table-cell>
          <table:table-cell office:value-type="float" office:value="13508">
            <text:p>13508</text:p>
          </table:table-cell>
          <table:table-cell office:value-type="float" office:value="17.75">
            <text:p>17.75</text:p>
          </table:table-cell>
          <table:table-cell office:value-type="float" office:value="14.625">
            <text:p>14.625</text:p>
          </table:table-cell>
          <table:table-cell office:value-type="float" office:value="44">
            <text:p>44</text:p>
          </table:table-cell>
          <table:table-cell office:value-type="float" office:value="0.0033115671641791">
            <text:p>0.0033115672</text:p>
          </table:table-cell>
          <table:table-cell office:value-type="float" office:value="0.00182926829268293">
            <text:p>0.0018292683</text:p>
          </table:table-cell>
          <table:table-cell office:value-type="float" office:value="0.00325732899022801">
            <text:p>0.003257329</text:p>
          </table:table-cell>
          <table:table-cell office:value-type="float" office:value="1.01161197936971">
            <text:p>1.0116119794</text:p>
          </table:table-cell>
          <table:table-cell office:value-type="float" office:value="1.00640899762046">
            <text:p>1.0064089976</text:p>
          </table:table-cell>
          <table:table-cell office:value-type="float" office:value="1.01142144744241">
            <text:p>1.01142144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94">
            <text:p>294</text:p>
          </table:table-cell>
          <table:table-cell office:value-type="float" office:value="5420">
            <text:p>5420</text:p>
          </table:table-cell>
          <table:table-cell office:value-type="float" office:value="8164">
            <text:p>8164</text:p>
          </table:table-cell>
          <table:table-cell office:value-type="float" office:value="13464">
            <text:p>13464</text:p>
          </table:table-cell>
          <table:table-cell office:value-type="float" office:value="-65">
            <text:p>-65</text:p>
          </table:table-cell>
          <table:table-cell office:value-type="float" office:value="-68.25">
            <text:p>-68.25</text:p>
          </table:table-cell>
          <table:table-cell office:value-type="float" office:value="-55">
            <text:p>-55</text:p>
          </table:table-cell>
          <table:table-cell office:value-type="float" office:value="-0.0119926199261993">
            <text:p>-0.0119926199</text:p>
          </table:table-cell>
          <table:table-cell office:value-type="float" office:value="-0.00835987261146497">
            <text:p>-0.0083598726</text:p>
          </table:table-cell>
          <table:table-cell office:value-type="float" office:value="-0.00408496732026144">
            <text:p>-0.0040849673</text:p>
          </table:table-cell>
          <table:table-cell office:value-type="float" office:value="0.958307723206383">
            <text:p>0.9583077232</text:p>
          </table:table-cell>
          <table:table-cell office:value-type="float" office:value="0.970877425301229">
            <text:p>0.9708774253</text:p>
          </table:table-cell>
          <table:table-cell office:value-type="float" office:value="0.98573532081678">
            <text:p>0.98573532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04">
            <text:p>304</text:p>
          </table:table-cell>
          <table:table-cell office:value-type="float" office:value="634">
            <text:p>634</text:p>
          </table:table-cell>
          <table:table-cell office:value-type="float" office:value="304">
            <text:p>304</text:p>
          </table:table-cell>
          <table:table-cell office:value-type="float" office:value="5075">
            <text:p>5075</text:p>
          </table:table-cell>
          <table:table-cell office:value-type="float" office:value="7727">
            <text:p>7727</text:p>
          </table:table-cell>
          <table:table-cell office:value-type="float" office:value="12936">
            <text:p>12936</text:p>
          </table:table-cell>
          <table:table-cell office:value-type="float" office:value="-38.125">
            <text:p>-38.125</text:p>
          </table:table-cell>
          <table:table-cell office:value-type="float" office:value="-41.375">
            <text:p>-41.375</text:p>
          </table:table-cell>
          <table:table-cell office:value-type="float" office:value="-73.5">
            <text:p>-73.5</text:p>
          </table:table-cell>
          <table:table-cell office:value-type="float" office:value="-0.00751231527093596">
            <text:p>-0.0075123153</text:p>
          </table:table-cell>
          <table:table-cell office:value-type="float" office:value="-0.00535460075061473">
            <text:p>-0.0053546008</text:p>
          </table:table-cell>
          <table:table-cell office:value-type="float" office:value="-0.00568181818181818">
            <text:p>-0.0056818182</text:p>
          </table:table-cell>
          <table:table-cell office:value-type="float" office:value="0.973817508917955">
            <text:p>0.9738175089</text:p>
          </table:table-cell>
          <table:table-cell office:value-type="float" office:value="0.981315094001277">
            <text:p>0.981315094</text:p>
          </table:table-cell>
          <table:table-cell office:value-type="float" office:value="0.980176911157025">
            <text:p>0.98017691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291">
            <text:p>291</text:p>
          </table:table-cell>
          <table:table-cell office:value-type="float" office:value="5376">
            <text:p>5376</text:p>
          </table:table-cell>
          <table:table-cell office:value-type="float" office:value="8192">
            <text:p>8192</text:p>
          </table:table-cell>
          <table:table-cell office:value-type="float" office:value="13825">
            <text:p>13825</text:p>
          </table:table-cell>
          <table:table-cell office:value-type="float" office:value="72.5">
            <text:p>72.5</text:p>
          </table:table-cell>
          <table:table-cell office:value-type="float" office:value="110.5">
            <text:p>110.5</text:p>
          </table:table-cell>
          <table:table-cell office:value-type="float" office:value="313.625">
            <text:p>313.625</text:p>
          </table:table-cell>
          <table:table-cell office:value-type="float" office:value="0.0134858630952381">
            <text:p>0.0134858631</text:p>
          </table:table-cell>
          <table:table-cell office:value-type="float" office:value="0.01348876953125">
            <text:p>0.0134887695</text:p>
          </table:table-cell>
          <table:table-cell office:value-type="float" office:value="0.0226853526220615">
            <text:p>0.0226853526</text:p>
          </table:table-cell>
          <table:table-cell office:value-type="float" office:value="1.04755698310004">
            <text:p>1.0475569831</text:p>
          </table:table-cell>
          <table:table-cell office:value-type="float" office:value="1.04756730929017">
            <text:p>1.0475673093</text:p>
          </table:table-cell>
          <table:table-cell office:value-type="float" office:value="1.08040739961545">
            <text:p>1.0804073996</text:p>
          </table:table-cell>
          <table:table-cell table:number-columns-repeated="2" office:value-type="float" office:value="0">
            <text:p>0</text:p>
          </table:table-cell>
          <table:table-cell office:value-type="float" office:value="30.9001117517844">
            <text:p>30.9001117518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93">
            <text:p>293</text:p>
          </table:table-cell>
          <table:table-cell office:value-type="float" office:value="612">
            <text:p>612</text:p>
          </table:table-cell>
          <table:table-cell office:value-type="float" office:value="293">
            <text:p>293</text:p>
          </table:table-cell>
          <table:table-cell office:value-type="float" office:value="5628">
            <text:p>5628</text:p>
          </table:table-cell>
          <table:table-cell office:value-type="float" office:value="8197">
            <text:p>8197</text:p>
          </table:table-cell>
          <table:table-cell office:value-type="float" office:value="13819">
            <text:p>13819</text:p>
          </table:table-cell>
          <table:table-cell office:value-type="float" office:value="-87.625">
            <text:p>-87.625</text:p>
          </table:table-cell>
          <table:table-cell office:value-type="float" office:value="-36">
            <text:p>-36</text:p>
          </table:table-cell>
          <table:table-cell office:value-type="float" office:value="-70.5">
            <text:p>-70.5</text:p>
          </table:table-cell>
          <table:table-cell office:value-type="float" office:value="-0.01556947405828">
            <text:p>-0.0155694741</text:p>
          </table:table-cell>
          <table:table-cell office:value-type="float" office:value="-0.00439185067707698">
            <text:p>-0.0043918507</text:p>
          </table:table-cell>
          <table:table-cell office:value-type="float" office:value="-0.00510167161154932">
            <text:p>-0.0051016716</text:p>
          </table:table-cell>
          <table:table-cell office:value-type="float" office:value="0.945981961500025">
            <text:p>0.9459819615</text:p>
          </table:table-cell>
          <table:table-cell office:value-type="float" office:value="0.984666327800875">
            <text:p>0.9846663278</text:p>
          </table:table-cell>
          <table:table-cell office:value-type="float" office:value="0.982195162383912">
            <text:p>0.98219516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92">
            <text:p>392</text:p>
          </table:table-cell>
          <table:table-cell office:value-type="float" office:value="584">
            <text:p>584</text:p>
          </table:table-cell>
          <table:table-cell office:value-type="float" office:value="270">
            <text:p>270</text:p>
          </table:table-cell>
          <table:table-cell office:value-type="float" office:value="5460">
            <text:p>5460</text:p>
          </table:table-cell>
          <table:table-cell office:value-type="float" office:value="7592">
            <text:p>7592</text:p>
          </table:table-cell>
          <table:table-cell office:value-type="float" office:value="12320">
            <text:p>12320</text:p>
          </table:table-cell>
          <table:table-cell office:value-type="float" office:value="-113.75">
            <text:p>-113.75</text:p>
          </table:table-cell>
          <table:table-cell office:value-type="float" office:value="-78.875">
            <text:p>-78.875</text:p>
          </table:table-cell>
          <table:table-cell office:value-type="float" office:value="-156.75">
            <text:p>-156.75</text:p>
          </table:table-cell>
          <table:table-cell office:value-type="float" office:value="-0.0208333333333333">
            <text:p>-0.0208333333</text:p>
          </table:table-cell>
          <table:table-cell office:value-type="float" office:value="-0.0103892255005269">
            <text:p>-0.0103892255</text:p>
          </table:table-cell>
          <table:table-cell office:value-type="float" office:value="-0.0127232142857143">
            <text:p>-0.0127232143</text:p>
          </table:table-cell>
          <table:table-cell office:value-type="float" office:value="0.927934027777778">
            <text:p>0.9279340278</text:p>
          </table:table-cell>
          <table:table-cell office:value-type="float" office:value="0.963849265320898">
            <text:p>0.9638492653</text:p>
          </table:table-cell>
          <table:table-cell office:value-type="float" office:value="0.95578603515625">
            <text:p>0.9557860352</text:p>
          </table:table-cell>
          <table:table-cell office:value-type="float" office:value="-32.9232749929788">
            <text:p>-32.92327499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60">
            <text:p>260</text:p>
          </table:table-cell>
          <table:table-cell office:value-type="float" office:value="380">
            <text:p>380</text:p>
          </table:table-cell>
          <table:table-cell office:value-type="float" office:value="260">
            <text:p>260</text:p>
          </table:table-cell>
          <table:table-cell office:value-type="float" office:value="5135">
            <text:p>5135</text:p>
          </table:table-cell>
          <table:table-cell office:value-type="float" office:value="7480">
            <text:p>7480</text:p>
          </table:table-cell>
          <table:table-cell office:value-type="float" office:value="12112">
            <text:p>12112</text:p>
          </table:table-cell>
          <table:table-cell office:value-type="float" office:value="79.125">
            <text:p>79.125</text:p>
          </table:table-cell>
          <table:table-cell office:value-type="float" office:value="16.375">
            <text:p>16.375</text:p>
          </table:table-cell>
          <table:table-cell office:value-type="float" office:value="187">
            <text:p>187</text:p>
          </table:table-cell>
          <table:table-cell office:value-type="float" office:value="0.0154089581304771">
            <text:p>0.0154089581</text:p>
          </table:table-cell>
          <table:table-cell office:value-type="float" office:value="0.00218917112299465">
            <text:p>0.0021891711</text:p>
          </table:table-cell>
          <table:table-cell office:value-type="float" office:value="0.0154392338177015">
            <text:p>0.0154392338</text:p>
          </table:table-cell>
          <table:table-cell office:value-type="float" office:value="1.05439672799838">
            <text:p>1.054396728</text:p>
          </table:table-cell>
          <table:table-cell office:value-type="float" office:value="1.00767149217208">
            <text:p>1.0076714922</text:p>
          </table:table-cell>
          <table:table-cell office:value-type="float" office:value="1.05450452344608">
            <text:p>1.054504523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99">
            <text:p>399</text:p>
          </table:table-cell>
          <table:table-cell table:number-columns-repeated="2" office:value-type="float" office:value="281">
            <text:p>281</text:p>
          </table:table-cell>
          <table:table-cell office:value-type="float" office:value="5418">
            <text:p>5418</text:p>
          </table:table-cell>
          <table:table-cell office:value-type="float" office:value="9062">
            <text:p>9062</text:p>
          </table:table-cell>
          <table:table-cell office:value-type="float" office:value="14767">
            <text:p>14767</text:p>
          </table:table-cell>
          <table:table-cell office:value-type="float" office:value="101.75">
            <text:p>101.75</text:p>
          </table:table-cell>
          <table:table-cell office:value-type="float" office:value="292.875">
            <text:p>292.875</text:p>
          </table:table-cell>
          <table:table-cell office:value-type="float" office:value="477.25">
            <text:p>477.25</text:p>
          </table:table-cell>
          <table:table-cell office:value-type="float" office:value="0.0187799926172019">
            <text:p>0.0187799926</text:p>
          </table:table-cell>
          <table:table-cell office:value-type="float" office:value="0.0323190244979033">
            <text:p>0.0323190245</text:p>
          </table:table-cell>
          <table:table-cell office:value-type="float" office:value="0.0323186835511614">
            <text:p>0.0323186836</text:p>
          </table:table-cell>
          <table:table-cell office:value-type="float" office:value="1.0664212428807">
            <text:p>1.0664212429</text:p>
          </table:table-cell>
          <table:table-cell office:value-type="float" office:value="1.11516384365787">
            <text:p>1.1151638437</text:p>
          </table:table-cell>
          <table:table-cell office:value-type="float" office:value="1.11516260714977">
            <text:p>1.1151626071</text:p>
          </table:table-cell>
          <table:table-cell office:value-type="float" office:value="0">
            <text:p>0</text:p>
          </table:table-cell>
          <table:table-cell office:value-type="float" office:value="21.7917691981338">
            <text:p>21.7917691981</text:p>
          </table:table-cell>
          <table:table-cell office:value-type="float" office:value="21.7919954732075">
            <text:p>21.7919954732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14">
            <text:p>314</text:p>
          </table:table-cell>
          <table:table-cell office:value-type="float" office:value="621">
            <text:p>621</text:p>
          </table:table-cell>
          <table:table-cell office:value-type="float" office:value="314">
            <text:p>314</text:p>
          </table:table-cell>
          <table:table-cell office:value-type="float" office:value="5104">
            <text:p>5104</text:p>
          </table:table-cell>
          <table:table-cell office:value-type="float" office:value="7592">
            <text:p>7592</text:p>
          </table:table-cell>
          <table:table-cell office:value-type="float" office:value="12038">
            <text:p>12038</text:p>
          </table:table-cell>
          <table:table-cell office:value-type="float" office:value="16">
            <text:p>16</text:p>
          </table:table-cell>
          <table:table-cell office:value-type="float" office:value="202">
            <text:p>202</text:p>
          </table:table-cell>
          <table:table-cell office:value-type="float" office:value="470">
            <text:p>470</text:p>
          </table:table-cell>
          <table:table-cell office:value-type="float" office:value="0.00313479623824451">
            <text:p>0.0031347962</text:p>
          </table:table-cell>
          <table:table-cell office:value-type="float" office:value="0.0266069546891465">
            <text:p>0.0266069547</text:p>
          </table:table-cell>
          <table:table-cell office:value-type="float" office:value="0.0390430304037215">
            <text:p>0.0390430304</text:p>
          </table:table-cell>
          <table:table-cell office:value-type="float" office:value="1.01099104765087">
            <text:p>1.0109910477</text:p>
          </table:table-cell>
          <table:table-cell office:value-type="float" office:value="1.09451188428616">
            <text:p>1.0945118843</text:p>
          </table:table-cell>
          <table:table-cell office:value-type="float" office:value="1.13963834853031">
            <text:p>1.1396383485</text:p>
          </table:table-cell>
          <table:table-cell office:value-type="float" office:value="0">
            <text:p>0</text:p>
          </table:table-cell>
          <table:table-cell office:value-type="float" office:value="26.3964102596415">
            <text:p>26.3964102596</text:p>
          </table:table-cell>
          <table:table-cell office:value-type="float" office:value="18.0977778520547">
            <text:p>18.0977778521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08">
            <text:p>308</text:p>
          </table:table-cell>
          <table:table-cell office:value-type="float" office:value="423">
            <text:p>423</text:p>
          </table:table-cell>
          <table:table-cell office:value-type="float" office:value="308">
            <text:p>308</text:p>
          </table:table-cell>
          <table:table-cell office:value-type="float" office:value="4850">
            <text:p>4850</text:p>
          </table:table-cell>
          <table:table-cell office:value-type="float" office:value="7300">
            <text:p>7300</text:p>
          </table:table-cell>
          <table:table-cell office:value-type="float" office:value="12105">
            <text:p>12105</text:p>
          </table:table-cell>
          <table:table-cell office:value-type="float" office:value="132.333333333333">
            <text:p>132.3333333333</text:p>
          </table:table-cell>
          <table:table-cell office:value-type="float" office:value="303.833333333333">
            <text:p>303.8333333333</text:p>
          </table:table-cell>
          <table:table-cell office:value-type="float" office:value="0">
            <text:p>0</text:p>
          </table:table-cell>
          <table:table-cell office:value-type="float" office:value="0.0272852233676976">
            <text:p>0.0272852234</text:p>
          </table:table-cell>
          <table:table-cell office:value-type="float" office:value="0.04162100456621">
            <text:p>0.0416210046</text:p>
          </table:table-cell>
          <table:table-cell office:value-type="float" office:value="0">
            <text:p>0</text:p>
          </table:table-cell>
          <table:table-cell office:value-type="float" office:value="1.09695746927882">
            <text:p>1.0969574693</text:p>
          </table:table-cell>
          <table:table-cell office:value-type="float" office:value="1.14906883970309">
            <text:p>1.1490688397</text:p>
          </table:table-cell>
          <table:table-cell office:value-type="float" office:value="1.02">
            <text:p>1.02</text:p>
          </table:table-cell>
          <table:table-cell office:value-type="float" office:value="25.7487755403853">
            <text:p>25.7487755404</text:p>
          </table:table-cell>
          <table:table-cell office:value-type="float" office:value="16.9980012713839">
            <text:p>16.99800127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07">
            <text:p>307</text:p>
          </table:table-cell>
          <table:table-cell office:value-type="float" office:value="423">
            <text:p>423</text:p>
          </table:table-cell>
          <table:table-cell office:value-type="float" office:value="307">
            <text:p>307</text:p>
          </table:table-cell>
          <table:table-cell office:value-type="float" office:value="4793">
            <text:p>4793</text:p>
          </table:table-cell>
          <table:table-cell office:value-type="float" office:value="8162">
            <text:p>8162</text:p>
          </table:table-cell>
          <table:table-cell office:value-type="float" office:value="13464">
            <text:p>13464</text:p>
          </table:table-cell>
          <table:table-cell office:value-type="float" office:value="0">
            <text:p>0</text:p>
          </table:table-cell>
          <table:table-cell office:value-type="float" office:value="264">
            <text:p>264</text:p>
          </table:table-cell>
          <table:table-cell office:value-type="float" office:value="594">
            <text:p>594</text:p>
          </table:table-cell>
          <table:table-cell office:value-type="float" office:value="0">
            <text:p>0</text:p>
          </table:table-cell>
          <table:table-cell office:value-type="float" office:value="0.032345013477089">
            <text:p>0.0323450135</text:p>
          </table:table-cell>
          <table:table-cell office:value-type="float" office:value="0.0441176470588235">
            <text:p>0.0441176471</text:p>
          </table:table-cell>
          <table:table-cell office:value-type="float" office:value="0.89">
            <text:p>0.89</text:p>
          </table:table-cell>
          <table:table-cell office:value-type="float" office:value="1.1152580989676">
            <text:p>1.115258099</text:p>
          </table:table-cell>
          <table:table-cell office:value-type="float" office:value="1.15822664359862">
            <text:p>1.1582266436</text:p>
          </table:table-cell>
          <table:table-cell office:value-type="float" office:value="0">
            <text:p>0</text:p>
          </table:table-cell>
          <table:table-cell office:value-type="float" office:value="21.7745352117034">
            <text:p>21.7745352117</text:p>
          </table:table-cell>
          <table:table-cell office:value-type="float" office:value="16.0554160379995">
            <text:p>16.055416038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614">
            <text:p>614</text:p>
          </table:table-cell>
          <table:table-cell office:value-type="float" office:value="306">
            <text:p>306</text:p>
          </table:table-cell>
          <table:table-cell office:value-type="float" office:value="4644">
            <text:p>4644</text:p>
          </table:table-cell>
          <table:table-cell office:value-type="float" office:value="8585">
            <text:p>8585</text:p>
          </table:table-cell>
          <table:table-cell office:value-type="float" office:value="15082">
            <text:p>15082</text:p>
          </table:table-cell>
          <table:table-cell table:number-columns-repeated="2" office:value-type="float" office:value="0">
            <text:p>0</text:p>
          </table:table-cell>
          <table:table-cell office:value-type="float" office:value="78.75">
            <text:p>78.7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522145604031296">
            <text:p>0.005221456</text:p>
          </table:table-cell>
          <table:table-cell table:number-columns-repeated="2" office:value-type="float" office:value="0.89">
            <text:p>0.89</text:p>
          </table:table-cell>
          <table:table-cell office:value-type="float" office:value="1.01832853280333">
            <text:p>1.01832853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5">
            <text:p>5</text:p>
          </table:table-cell>
          <table:table-cell office:value-type="float" office:value="272">
            <text:p>272</text:p>
          </table:table-cell>
          <table:table-cell office:value-type="float" office:value="582">
            <text:p>582</text:p>
          </table:table-cell>
          <table:table-cell office:value-type="float" office:value="272">
            <text:p>272</text:p>
          </table:table-cell>
          <table:table-cell office:value-type="float" office:value="4500">
            <text:p>4500</text:p>
          </table:table-cell>
          <table:table-cell office:value-type="float" office:value="8753">
            <text:p>8753</text:p>
          </table:table-cell>
          <table:table-cell office:value-type="float" office:value="15569">
            <text:p>15569</text:p>
          </table:table-cell>
          <table:table-cell table:number-columns-repeated="6" office:value-type="float" office:value="0">
            <text:p>0</text:p>
          </table:table-cell>
          <table:table-cell office:value-type="float" office:value="0.89">
            <text:p>0.89</text:p>
          </table:table-cell>
          <table:table-cell office:value-type="float" office:value="1.01">
            <text:p>1.01</text:p>
          </table:table-cell>
          <table:table-cell office:value-type="float" office:value="1.11">
            <text:p>1.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3" office:value-type="float" office:value="5">
            <text:p>5</text:p>
          </table:table-cell>
          <table:table-cell office:value-type="float" office:value="256">
            <text:p>256</text:p>
          </table:table-cell>
          <table:table-cell office:value-type="float" office:value="374">
            <text:p>374</text:p>
          </table:table-cell>
          <table:table-cell office:value-type="float" office:value="256">
            <text:p>256</text:p>
          </table:table-cell>
          <table:table-cell office:value-type="float" office:value="4361">
            <text:p>4361</text:p>
          </table:table-cell>
          <table:table-cell office:value-type="float" office:value="8996">
            <text:p>8996</text:p>
          </table:table-cell>
          <table:table-cell office:value-type="float" office:value="16072">
            <text:p>16072</text:p>
          </table:table-cell>
          <table:table-cell table:number-columns-repeated="6" office:value-type="float" office:value="0">
            <text:p>0</text:p>
          </table:table-cell>
          <table:table-cell office:value-type="float" office:value="0.89">
            <text:p>0.89</text:p>
          </table:table-cell>
          <table:table-cell office:value-type="float" office:value="1.12">
            <text:p>1.12</text:p>
          </table:table-cell>
          <table:table-cell office:value-type="float" office:value="1.11">
            <text:p>1.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7.75">
            <text:p>87.75</text:p>
          </table:table-cell>
          <table:table-cell office:value-type="float" office:value="3616.25">
            <text:p>3616.25</text:p>
          </table:table-cell>
          <table:table-cell office:value-type="float" office:value="18371">
            <text:p>18371</text:p>
          </table:table-cell>
          <table:table-cell office:value-type="float" office:value="8.3975">
            <text:p>8.3975</text:p>
          </table:table-cell>
          <table:table-cell table:number-columns-repeated="3" office:value-type="float" office:value="5">
            <text:p>5</text:p>
          </table:table-cell>
          <table:table-cell office:value-type="float" office:value="268">
            <text:p>268</text:p>
          </table:table-cell>
          <table:table-cell office:value-type="float" office:value="579">
            <text:p>579</text:p>
          </table:table-cell>
          <table:table-cell office:value-type="float" office:value="268">
            <text:p>268</text:p>
          </table:table-cell>
          <table:table-cell office:value-type="float" office:value="4225">
            <text:p>4225</text:p>
          </table:table-cell>
          <table:table-cell office:value-type="float" office:value="9121">
            <text:p>9121</text:p>
          </table:table-cell>
          <table:table-cell office:value-type="float" office:value="16591">
            <text:p>16591</text:p>
          </table:table-cell>
          <table:table-cell table:number-columns-repeated="6" office:value-type="float" office:value="0">
            <text:p>0</text:p>
          </table:table-cell>
          <table:table-cell office:value-type="float" office:value="0.89">
            <text:p>0.89</text:p>
          </table:table-cell>
          <table:table-cell office:value-type="float" office:value="1.07">
            <text:p>1.07</text:p>
          </table:table-cell>
          <table:table-cell office:value-type="float" office:value="1.11">
            <text:p>1.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6">
            <text:p>86</text:p>
          </table:table-cell>
          <table:table-cell office:value-type="float" office:value="3605.66666666667">
            <text:p>3605.6666666667</text:p>
          </table:table-cell>
          <table:table-cell office:value-type="float" office:value="18437.6666666667">
            <text:p>18437.6666666667</text:p>
          </table:table-cell>
          <table:table-cell office:value-type="float" office:value="8.16666666666667">
            <text:p>8.1666666667</text:p>
          </table:table-cell>
          <table:table-cell table:number-columns-repeated="3" office:value-type="float" office:value="5">
            <text:p>5</text:p>
          </table:table-cell>
          <table:table-cell office:value-type="float" office:value="271">
            <text:p>271</text:p>
          </table:table-cell>
          <table:table-cell office:value-type="float" office:value="584">
            <text:p>584</text:p>
          </table:table-cell>
          <table:table-cell office:value-type="float" office:value="271">
            <text:p>271</text:p>
          </table:table-cell>
          <table:table-cell office:value-type="float" office:value="4094">
            <text:p>4094</text:p>
          </table:table-cell>
          <table:table-cell office:value-type="float" office:value="9314">
            <text:p>9314</text:p>
          </table:table-cell>
          <table:table-cell office:value-type="float" office:value="17127">
            <text:p>17127</text:p>
          </table:table-cell>
          <table:table-cell table:number-columns-repeated="6" office:value-type="float" office:value="0">
            <text:p>0</text:p>
          </table:table-cell>
          <table:table-cell office:value-type="float" office:value="0.89">
            <text:p>0.89</text:p>
          </table:table-cell>
          <table:table-cell office:value-type="float" office:value="1.07">
            <text:p>1.07</text:p>
          </table:table-cell>
          <table:table-cell office:value-type="float" office:value="1.11">
            <text:p>1.11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3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13" table:default-cell-style-name="Default"/>
        <table:table-column table:style-name="co18" table:number-columns-repeated="3" table:default-cell-style-name="Default"/>
        <table:table-column table:style-name="co14" table:number-columns-repeated="3" table:default-cell-style-name="Default"/>
        <table:table-row table:style-name="ro1">
          <table:table-cell office:value-type="float" office:value="0.89">
            <text:p>0.89</text:p>
          </table:table-cell>
          <table:table-cell office:value-type="float" office:value="1.07">
            <text:p>1.07</text:p>
          </table:table-cell>
          <table:table-cell office:value-type="float" office:value="1.11">
            <text:p>1.11</text:p>
          </table:table-cell>
          <table:table-cell office:value-type="float" office:value="-22">
            <text:p>-22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4.5">
            <text:p>14.5</text:p>
          </table:table-cell>
          <table:table-cell office:value-type="float" office:value="19.3">
            <text:p>19.3</text:p>
          </table:table-cell>
          <table:table-cell office:value-type="float" office:value="25.5">
            <text:p>25.5</text:p>
          </table:table-cell>
          <table:table-cell office:value-type="float" office:value="14361">
            <text:p>14361</text:p>
          </table:table-cell>
          <table:table-cell office:value-type="float" office:value="14931">
            <text:p>14931</text:p>
          </table:table-cell>
          <table:table-cell office:value-type="float" office:value="15037">
            <text:p>1503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0:53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0:53:35.04</dc:date>
    <dc:creator>Liam Widdess</dc:creator>
    <meta:editing-duration>P2DT3H30M48S</meta:editing-duration>
    <meta:editing-cycles>185</meta:editing-cycles>
    <meta:generator>OpenOffice/4.1.7$Win32 OpenOffice.org_project/417m1$Build-9800</meta:generator>
    <meta:document-statistic meta:table-count="8" meta:cell-count="10349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3cm" svg:y="1.314cm" svg:width="31.067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30150">
                <text:p>30150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732">
                <text:p>20732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774">
                <text:p>14774</text:p>
              </table:table-cell>
              <table:table-cell office:value-type="float" office:value="18948">
                <text:p>18948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422">
                <text:p>13422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898">
                <text:p>11898</text:p>
              </table:table-cell>
              <table:table-cell office:value-type="float" office:value="19550">
                <text:p>19550</text:p>
              </table:table-cell>
              <table:table-cell office:value-type="float" office:value="30250">
                <text:p>30250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1176">
                <text:p>11176</text:p>
              </table:table-cell>
              <table:table-cell office:value-type="float" office:value="18856">
                <text:p>18856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454">
                <text:p>11454</text:p>
              </table:table-cell>
              <table:table-cell office:value-type="float" office:value="18822">
                <text:p>18822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2335">
                <text:p>12335</text:p>
              </table:table-cell>
              <table:table-cell office:value-type="float" office:value="18520">
                <text:p>18520</text:p>
              </table:table-cell>
              <table:table-cell office:value-type="float" office:value="31273">
                <text:p>3127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740">
                <text:p>11740</text:p>
              </table:table-cell>
              <table:table-cell office:value-type="float" office:value="17958">
                <text:p>17958</text:p>
              </table:table-cell>
              <table:table-cell office:value-type="float" office:value="30268">
                <text:p>3026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1052">
                <text:p>11052</text:p>
              </table:table-cell>
              <table:table-cell office:value-type="float" office:value="16606">
                <text:p>16606</text:p>
              </table:table-cell>
              <table:table-cell office:value-type="float" office:value="27808">
                <text:p>2780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458">
                <text:p>11458</text:p>
              </table:table-cell>
              <table:table-cell office:value-type="float" office:value="16668">
                <text:p>16668</text:p>
              </table:table-cell>
              <table:table-cell office:value-type="float" office:value="25183">
                <text:p>25183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2400">
                <text:p>12400</text:p>
              </table:table-cell>
              <table:table-cell office:value-type="float" office:value="15852">
                <text:p>15852</text:p>
              </table:table-cell>
              <table:table-cell office:value-type="float" office:value="23300">
                <text:p>2330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1696">
                <text:p>11696</text:p>
              </table:table-cell>
              <table:table-cell office:value-type="float" office:value="15107">
                <text:p>15107</text:p>
              </table:table-cell>
              <table:table-cell office:value-type="float" office:value="20919">
                <text:p>20919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1098">
                <text:p>11098</text:p>
              </table:table-cell>
              <table:table-cell office:value-type="float" office:value="14710">
                <text:p>14710</text:p>
              </table:table-cell>
              <table:table-cell office:value-type="float" office:value="22256">
                <text:p>2225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1400">
                <text:p>11400</text:p>
              </table:table-cell>
              <table:table-cell office:value-type="float" office:value="14668">
                <text:p>14668</text:p>
              </table:table-cell>
              <table:table-cell office:value-type="float" office:value="22343">
                <text:p>22343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1848">
                <text:p>11848</text:p>
              </table:table-cell>
              <table:table-cell office:value-type="float" office:value="15460">
                <text:p>15460</text:p>
              </table:table-cell>
              <table:table-cell office:value-type="float" office:value="21514">
                <text:p>2151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1696">
                <text:p>11696</text:p>
              </table:table-cell>
              <table:table-cell office:value-type="float" office:value="15259">
                <text:p>15259</text:p>
              </table:table-cell>
              <table:table-cell office:value-type="float" office:value="21043">
                <text:p>21043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1535">
                <text:p>11535</text:p>
              </table:table-cell>
              <table:table-cell office:value-type="float" office:value="16118">
                <text:p>16118</text:p>
              </table:table-cell>
              <table:table-cell office:value-type="float" office:value="22178">
                <text:p>2217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1400">
                <text:p>11400</text:p>
              </table:table-cell>
              <table:table-cell office:value-type="float" office:value="16017">
                <text:p>16017</text:p>
              </table:table-cell>
              <table:table-cell office:value-type="float" office:value="22483">
                <text:p>2248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1017">
                <text:p>11017</text:p>
              </table:table-cell>
              <table:table-cell office:value-type="float" office:value="14888">
                <text:p>14888</text:p>
              </table:table-cell>
              <table:table-cell office:value-type="float" office:value="21409">
                <text:p>21409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1012">
                <text:p>11012</text:p>
              </table:table-cell>
              <table:table-cell office:value-type="float" office:value="14909">
                <text:p>14909</text:p>
              </table:table-cell>
              <table:table-cell office:value-type="float" office:value="20989">
                <text:p>2098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4704">
                <text:p>14704</text:p>
              </table:table-cell>
              <table:table-cell office:value-type="float" office:value="21797">
                <text:p>21797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0845">
                <text:p>10845</text:p>
              </table:table-cell>
              <table:table-cell office:value-type="float" office:value="14677">
                <text:p>14677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960">
                <text:p>10960</text:p>
              </table:table-cell>
              <table:table-cell office:value-type="float" office:value="14249">
                <text:p>14249</text:p>
              </table:table-cell>
              <table:table-cell office:value-type="float" office:value="20922">
                <text:p>2092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989">
                <text:p>10989</text:p>
              </table:table-cell>
              <table:table-cell office:value-type="float" office:value="14768">
                <text:p>14768</text:p>
              </table:table-cell>
              <table:table-cell office:value-type="float" office:value="21181">
                <text:p>21181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0328">
                <text:p>10328</text:p>
              </table:table-cell>
              <table:table-cell office:value-type="float" office:value="14185">
                <text:p>14185</text:p>
              </table:table-cell>
              <table:table-cell office:value-type="float" office:value="21482">
                <text:p>2148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0091">
                <text:p>10091</text:p>
              </table:table-cell>
              <table:table-cell office:value-type="float" office:value="13813">
                <text:p>13813</text:p>
              </table:table-cell>
              <table:table-cell office:value-type="float" office:value="20429">
                <text:p>20429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0060">
                <text:p>10060</text:p>
              </table:table-cell>
              <table:table-cell office:value-type="float" office:value="14036">
                <text:p>14036</text:p>
              </table:table-cell>
              <table:table-cell office:value-type="float" office:value="19744">
                <text:p>19744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9567">
                <text:p>9567</text:p>
              </table:table-cell>
              <table:table-cell office:value-type="float" office:value="14152">
                <text:p>14152</text:p>
              </table:table-cell>
              <table:table-cell office:value-type="float" office:value="20104">
                <text:p>2010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9852">
                <text:p>9852</text:p>
              </table:table-cell>
              <table:table-cell office:value-type="float" office:value="13160">
                <text:p>13160</text:p>
              </table:table-cell>
              <table:table-cell office:value-type="float" office:value="18662">
                <text:p>1866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830">
                <text:p>9830</text:p>
              </table:table-cell>
              <table:table-cell office:value-type="float" office:value="13240">
                <text:p>13240</text:p>
              </table:table-cell>
              <table:table-cell office:value-type="float" office:value="18774">
                <text:p>1877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9756">
                <text:p>9756</text:p>
              </table:table-cell>
              <table:table-cell office:value-type="float" office:value="13874">
                <text:p>13874</text:p>
              </table:table-cell>
              <table:table-cell office:value-type="float" office:value="19785">
                <text:p>19785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9450">
                <text:p>9450</text:p>
              </table:table-cell>
              <table:table-cell office:value-type="float" office:value="12763">
                <text:p>12763</text:p>
              </table:table-cell>
              <table:table-cell office:value-type="float" office:value="20049">
                <text:p>20049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930">
                <text:p>8930</text:p>
              </table:table-cell>
              <table:table-cell office:value-type="float" office:value="12498">
                <text:p>12498</text:p>
              </table:table-cell>
              <table:table-cell office:value-type="float" office:value="18194">
                <text:p>1819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8912">
                <text:p>8912</text:p>
              </table:table-cell>
              <table:table-cell office:value-type="float" office:value="12468">
                <text:p>12468</text:p>
              </table:table-cell>
              <table:table-cell office:value-type="float" office:value="18141">
                <text:p>1814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8677">
                <text:p>8677</text:p>
              </table:table-cell>
              <table:table-cell office:value-type="float" office:value="12263">
                <text:p>12263</text:p>
              </table:table-cell>
              <table:table-cell office:value-type="float" office:value="18824">
                <text:p>1882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8660">
                <text:p>8660</text:p>
              </table:table-cell>
              <table:table-cell office:value-type="float" office:value="11800">
                <text:p>11800</text:p>
              </table:table-cell>
              <table:table-cell office:value-type="float" office:value="17284">
                <text:p>1728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8842">
                <text:p>8842</text:p>
              </table:table-cell>
              <table:table-cell office:value-type="float" office:value="11735">
                <text:p>11735</text:p>
              </table:table-cell>
              <table:table-cell office:value-type="float" office:value="16499">
                <text:p>16499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8640">
                <text:p>8640</text:p>
              </table:table-cell>
              <table:table-cell office:value-type="float" office:value="12552">
                <text:p>12552</text:p>
              </table:table-cell>
              <table:table-cell office:value-type="float" office:value="17654">
                <text:p>1765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8244">
                <text:p>8244</text:p>
              </table:table-cell>
              <table:table-cell office:value-type="float" office:value="12030">
                <text:p>12030</text:p>
              </table:table-cell>
              <table:table-cell office:value-type="float" office:value="18370">
                <text:p>18370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8537">
                <text:p>8537</text:p>
              </table:table-cell>
              <table:table-cell office:value-type="float" office:value="11108">
                <text:p>11108</text:p>
              </table:table-cell>
              <table:table-cell office:value-type="float" office:value="16957">
                <text:p>16957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122">
                <text:p>8122</text:p>
              </table:table-cell>
              <table:table-cell office:value-type="float" office:value="11030">
                <text:p>11030</text:p>
              </table:table-cell>
              <table:table-cell office:value-type="float" office:value="15868">
                <text:p>1586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8354">
                <text:p>8354</text:p>
              </table:table-cell>
              <table:table-cell office:value-type="float" office:value="11032">
                <text:p>11032</text:p>
              </table:table-cell>
              <table:table-cell office:value-type="float" office:value="17237">
                <text:p>1723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8120">
                <text:p>8120</text:p>
              </table:table-cell>
              <table:table-cell office:value-type="float" office:value="10875">
                <text:p>10875</text:p>
              </table:table-cell>
              <table:table-cell office:value-type="float" office:value="16098">
                <text:p>16098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8194">
                <text:p>8194</text:p>
              </table:table-cell>
              <table:table-cell office:value-type="float" office:value="10868">
                <text:p>10868</text:p>
              </table:table-cell>
              <table:table-cell office:value-type="float" office:value="16547">
                <text:p>1654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850">
                <text:p>7850</text:p>
              </table:table-cell>
              <table:table-cell office:value-type="float" office:value="10986">
                <text:p>10986</text:p>
              </table:table-cell>
              <table:table-cell office:value-type="float" office:value="18400">
                <text:p>18400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8004">
                <text:p>8004</text:p>
              </table:table-cell>
              <table:table-cell office:value-type="float" office:value="12040">
                <text:p>12040</text:p>
              </table:table-cell>
              <table:table-cell office:value-type="float" office:value="17790">
                <text:p>17790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952">
                <text:p>7952</text:p>
              </table:table-cell>
              <table:table-cell office:value-type="float" office:value="11131">
                <text:p>11131</text:p>
              </table:table-cell>
              <table:table-cell office:value-type="float" office:value="15828">
                <text:p>15828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534">
                <text:p>7534</text:p>
              </table:table-cell>
              <table:table-cell office:value-type="float" office:value="10496">
                <text:p>10496</text:p>
              </table:table-cell>
              <table:table-cell office:value-type="float" office:value="15840">
                <text:p>15840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6405">
                <text:p>6405</text:p>
              </table:table-cell>
              <table:table-cell office:value-type="float" office:value="10347">
                <text:p>10347</text:p>
              </table:table-cell>
              <table:table-cell office:value-type="float" office:value="17889">
                <text:p>17889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6153">
                <text:p>6153</text:p>
              </table:table-cell>
              <table:table-cell office:value-type="float" office:value="10165">
                <text:p>10165</text:p>
              </table:table-cell>
              <table:table-cell office:value-type="float" office:value="17204">
                <text:p>1720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124">
                <text:p>5124</text:p>
              </table:table-cell>
              <table:table-cell office:value-type="float" office:value="10022">
                <text:p>10022</text:p>
              </table:table-cell>
              <table:table-cell office:value-type="float" office:value="15332">
                <text:p>1533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4725">
                <text:p>4725</text:p>
              </table:table-cell>
              <table:table-cell office:value-type="float" office:value="9393">
                <text:p>9393</text:p>
              </table:table-cell>
              <table:table-cell office:value-type="float" office:value="15568">
                <text:p>15568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607">
                <text:p>5607</text:p>
              </table:table-cell>
              <table:table-cell office:value-type="float" office:value="9856">
                <text:p>9856</text:p>
              </table:table-cell>
              <table:table-cell office:value-type="float" office:value="17379">
                <text:p>17379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6153">
                <text:p>6153</text:p>
              </table:table-cell>
              <table:table-cell office:value-type="float" office:value="9702">
                <text:p>9702</text:p>
              </table:table-cell>
              <table:table-cell office:value-type="float" office:value="16710">
                <text:p>16710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124">
                <text:p>5124</text:p>
              </table:table-cell>
              <table:table-cell office:value-type="float" office:value="8918">
                <text:p>8918</text:p>
              </table:table-cell>
              <table:table-cell office:value-type="float" office:value="14870">
                <text:p>14870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725">
                <text:p>4725</text:p>
              </table:table-cell>
              <table:table-cell office:value-type="float" office:value="8610">
                <text:p>8610</text:p>
              </table:table-cell>
              <table:table-cell office:value-type="float" office:value="12921">
                <text:p>12921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5607">
                <text:p>5607</text:p>
              </table:table-cell>
              <table:table-cell office:value-type="float" office:value="7956">
                <text:p>7956</text:p>
              </table:table-cell>
              <table:table-cell office:value-type="float" office:value="12892">
                <text:p>12892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5124">
                <text:p>5124</text:p>
              </table:table-cell>
              <table:table-cell office:value-type="float" office:value="7938">
                <text:p>7938</text:p>
              </table:table-cell>
              <table:table-cell office:value-type="float" office:value="12936">
                <text:p>12936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725">
                <text:p>4725</text:p>
              </table:table-cell>
              <table:table-cell office:value-type="float" office:value="7904">
                <text:p>7904</text:p>
              </table:table-cell>
              <table:table-cell office:value-type="float" office:value="13376">
                <text:p>13376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5586">
                <text:p>5586</text:p>
              </table:table-cell>
              <table:table-cell office:value-type="float" office:value="7917">
                <text:p>7917</text:p>
              </table:table-cell>
              <table:table-cell office:value-type="float" office:value="12804">
                <text:p>1280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5922">
                <text:p>5922</text:p>
              </table:table-cell>
              <table:table-cell office:value-type="float" office:value="8170">
                <text:p>8170</text:p>
              </table:table-cell>
              <table:table-cell office:value-type="float" office:value="13816">
                <text:p>1381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5670">
                <text:p>5670</text:p>
              </table:table-cell>
              <table:table-cell office:value-type="float" office:value="8176">
                <text:p>8176</text:p>
              </table:table-cell>
              <table:table-cell office:value-type="float" office:value="13552">
                <text:p>1355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5460">
                <text:p>5460</text:p>
              </table:table-cell>
              <table:table-cell office:value-type="float" office:value="7982">
                <text:p>7982</text:p>
              </table:table-cell>
              <table:table-cell office:value-type="float" office:value="13508">
                <text:p>1350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5824">
                <text:p>5824</text:p>
              </table:table-cell>
              <table:table-cell office:value-type="float" office:value="7980">
                <text:p>7980</text:p>
              </table:table-cell>
              <table:table-cell office:value-type="float" office:value="13464">
                <text:p>1346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5440">
                <text:p>5440</text:p>
              </table:table-cell>
              <table:table-cell office:value-type="float" office:value="8073">
                <text:p>8073</text:p>
              </table:table-cell>
              <table:table-cell office:value-type="float" office:value="13816">
                <text:p>1381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5120">
                <text:p>5120</text:p>
              </table:table-cell>
              <table:table-cell office:value-type="float" office:value="7995">
                <text:p>7995</text:p>
              </table:table-cell>
              <table:table-cell office:value-type="float" office:value="13552">
                <text:p>1355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5360">
                <text:p>5360</text:p>
              </table:table-cell>
              <table:table-cell office:value-type="float" office:value="7995">
                <text:p>7995</text:p>
              </table:table-cell>
              <table:table-cell office:value-type="float" office:value="13508">
                <text:p>1350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5420">
                <text:p>5420</text:p>
              </table:table-cell>
              <table:table-cell office:value-type="float" office:value="8164">
                <text:p>8164</text:p>
              </table:table-cell>
              <table:table-cell office:value-type="float" office:value="13464">
                <text:p>13464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5075">
                <text:p>5075</text:p>
              </table:table-cell>
              <table:table-cell office:value-type="float" office:value="7727">
                <text:p>7727</text:p>
              </table:table-cell>
              <table:table-cell office:value-type="float" office:value="12936">
                <text:p>1293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5376">
                <text:p>5376</text:p>
              </table:table-cell>
              <table:table-cell office:value-type="float" office:value="8192">
                <text:p>8192</text:p>
              </table:table-cell>
              <table:table-cell office:value-type="float" office:value="13825">
                <text:p>13825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5628">
                <text:p>5628</text:p>
              </table:table-cell>
              <table:table-cell office:value-type="float" office:value="8197">
                <text:p>8197</text:p>
              </table:table-cell>
              <table:table-cell office:value-type="float" office:value="13819">
                <text:p>13819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5460">
                <text:p>5460</text:p>
              </table:table-cell>
              <table:table-cell office:value-type="float" office:value="7592">
                <text:p>7592</text:p>
              </table:table-cell>
              <table:table-cell office:value-type="float" office:value="12320">
                <text:p>12320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5135">
                <text:p>5135</text:p>
              </table:table-cell>
              <table:table-cell office:value-type="float" office:value="7480">
                <text:p>7480</text:p>
              </table:table-cell>
              <table:table-cell office:value-type="float" office:value="12112">
                <text:p>1211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5418">
                <text:p>5418</text:p>
              </table:table-cell>
              <table:table-cell office:value-type="float" office:value="9062">
                <text:p>9062</text:p>
              </table:table-cell>
              <table:table-cell office:value-type="float" office:value="14767">
                <text:p>14767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5104">
                <text:p>5104</text:p>
              </table:table-cell>
              <table:table-cell office:value-type="float" office:value="7592">
                <text:p>7592</text:p>
              </table:table-cell>
              <table:table-cell office:value-type="float" office:value="12038">
                <text:p>1203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4850">
                <text:p>4850</text:p>
              </table:table-cell>
              <table:table-cell office:value-type="float" office:value="7300">
                <text:p>7300</text:p>
              </table:table-cell>
              <table:table-cell office:value-type="float" office:value="12105">
                <text:p>12105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4793">
                <text:p>4793</text:p>
              </table:table-cell>
              <table:table-cell office:value-type="float" office:value="8162">
                <text:p>8162</text:p>
              </table:table-cell>
              <table:table-cell office:value-type="float" office:value="13464">
                <text:p>13464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4644">
                <text:p>4644</text:p>
              </table:table-cell>
              <table:table-cell office:value-type="float" office:value="8585">
                <text:p>8585</text:p>
              </table:table-cell>
              <table:table-cell office:value-type="float" office:value="15082">
                <text:p>15082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4500">
                <text:p>4500</text:p>
              </table:table-cell>
              <table:table-cell office:value-type="float" office:value="8753">
                <text:p>8753</text:p>
              </table:table-cell>
              <table:table-cell office:value-type="float" office:value="15569">
                <text:p>15569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4361">
                <text:p>4361</text:p>
              </table:table-cell>
              <table:table-cell office:value-type="float" office:value="8996">
                <text:p>8996</text:p>
              </table:table-cell>
              <table:table-cell office:value-type="float" office:value="16072">
                <text:p>16072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4225">
                <text:p>4225</text:p>
              </table:table-cell>
              <table:table-cell office:value-type="float" office:value="9121">
                <text:p>9121</text:p>
              </table:table-cell>
              <table:table-cell office:value-type="float" office:value="16591">
                <text:p>16591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4094">
                <text:p>4094</text:p>
              </table:table-cell>
              <table:table-cell office:value-type="float" office:value="9314">
                <text:p>9314</text:p>
              </table:table-cell>
              <table:table-cell office:value-type="float" office:value="17127">
                <text:p>171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16.25">
                <text:p>3616.25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05.66666666667">
                <text:p>3605.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95cm" svg:y="1.404cm" svg:width="30.904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8.3975">
                <text:p>8.3975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8.16666666666667">
                <text:p>8.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73cm" svg:y="1.352cm" svg:width="31.363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4099984450362">
                <text:p>1.0409998445036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45177177004074">
                <text:p>0.845177177004074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0.814016677050574">
                <text:p>0.81401667705057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6502337998836">
                <text:p>1.0650233799883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73970133597944">
                <text:p>0.87397013359794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574510602271">
                <text:p>0.818574510602271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6411235638082">
                <text:p>0.96411235638082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914426018720086">
                <text:p>0.914426018720086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.02053781192527">
                <text:p>1.02053781192527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.00383454313756">
                <text:p>1.00383454313756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92171702118237">
                <text:p>0.992171702118237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794608556479282">
                <text:p>0.79460855647928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79191092933815">
                <text:p>0.97919109293381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87794925849113">
                <text:p>0.987794925849113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22043639566029">
                <text:p>0.922043639566029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.00734855046564">
                <text:p>1.00734855046564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76528200955169">
                <text:p>0.976528200955169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1263972553293">
                <text:p>0.98126397255329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.02540384312316">
                <text:p>1.0254038431231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.00587444933498">
                <text:p>1.0058744493349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84980839446932">
                <text:p>0.98498083944693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892431194830707">
                <text:p>0.89243119483070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44829608800966">
                <text:p>0.944829608800966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91272885107581">
                <text:p>0.991272885107581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53471137540102">
                <text:p>0.95347113754010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479039522483">
                <text:p>0.91479039522483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.0156551123132">
                <text:p>1.015655112313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84550287411037">
                <text:p>0.98455028741103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42232860598687">
                <text:p>0.942232860598687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09777057732821">
                <text:p>0.909777057732821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40134375531397">
                <text:p>0.94013437553139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61031131445841">
                <text:p>0.961031131445841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33580518170153">
                <text:p>0.933580518170153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3997113071446">
                <text:p>0.96399711307144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7463004543474">
                <text:p>0.97746300454347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22206108270791">
                <text:p>0.922206108270791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55582274300982">
                <text:p>0.95558227430098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78326164684549">
                <text:p>0.978326164684549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86428186616446">
                <text:p>0.98642818661644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.0328215915136">
                <text:p>1.032821591513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48783478278559">
                <text:p>0.948783478278559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75351786956634">
                <text:p>0.97535178695663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971487595486854">
                <text:p>0.971487595486854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.03232990926268">
                <text:p>1.03232990926268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50773971769475">
                <text:p>0.950773971769475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71245442004124">
                <text:p>0.971245442004124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868243519239811">
                <text:p>0.868243519239811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209107702506">
                <text:p>1.020910770250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5928268047365">
                <text:p>1.05928268047365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17911436585324">
                <text:p>0.91791143658532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0.995768434624678">
                <text:p>0.995768434624678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0.879097376629618">
                <text:p>0.879097376629618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0.948627153191685">
                <text:p>0.94862715319168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862991276400367">
                <text:p>0.862991276400367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0.859518809116147">
                <text:p>0.859518809116147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0.94226097602287">
                <text:p>0.94226097602287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.00859020569012">
                <text:p>1.00859020569012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87453856119494">
                <text:p>0.8745385611949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.02311114958449">
                <text:p>1.02311114958449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0.953653471396486">
                <text:p>0.953653471396486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0.973658477555435">
                <text:p>0.973658477555435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0.988783046259265">
                <text:p>0.988783046259265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1142144744241">
                <text:p>1.01142144744241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0768486457372">
                <text:p>1.0076848645737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0.978936206212514">
                <text:p>0.978936206212514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0.987221356335515">
                <text:p>0.98722135633551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0640899762046">
                <text:p>1.00640899762046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0.970877425301229">
                <text:p>0.970877425301229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0.981315094001277">
                <text:p>0.98131509400127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04756730929017">
                <text:p>1.04756730929017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0.984666327800875">
                <text:p>0.98466632780087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0.963849265320898">
                <text:p>0.96384926532089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00767149217208">
                <text:p>1.00767149217208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11516384365787">
                <text:p>1.11516384365787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09451188428616">
                <text:p>1.09451188428616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14906883970309">
                <text:p>1.14906883970309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1152580989676">
                <text:p>1.115258098967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8371">
                <text:p>18371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8437.6666666667">
                <text:p>18437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